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Полужирный" style:font-family-generic="roman" style:font-pitch="variable"/>
    <style:font-face style:name="Times new roman" svg:font-family="'Times new roman'" style:font-family-generic="roman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3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1.002cm" style:rel-column-width="3979*"/>
    </style:style>
    <style:style style:name="Таблица3.B" style:family="table-column">
      <style:table-column-properties style:column-width="6.943cm" style:rel-column-width="27572*"/>
    </style:style>
    <style:style style:name="Таблица3.C" style:family="table-column">
      <style:table-column-properties style:column-width="5.256cm" style:rel-column-width="20876*"/>
    </style:style>
    <style:style style:name="Таблица3.D" style:family="table-column">
      <style:table-column-properties style:column-width="3.3cm" style:rel-column-width="13108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6.501cm" table:align="margins" fo:keep-with-next="always" style:writing-mode="lr-tb"/>
    </style:style>
    <style:style style:name="Таблица4.A" style:family="table-column">
      <style:table-column-properties style:column-width="3.454cm" style:rel-column-width="1958*"/>
    </style:style>
    <style:style style:name="Таблица4.B" style:family="table-column">
      <style:table-column-properties style:column-width="3.593cm" style:rel-column-width="2037*"/>
    </style:style>
    <style:style style:name="Таблица4.C" style:family="table-column">
      <style:table-column-properties style:column-width="4.623cm" style:rel-column-width="2621*"/>
    </style:style>
    <style:style style:name="Таблица4.D" style:family="table-column">
      <style:table-column-properties style:column-width="4.831cm" style:rel-column-width="2739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501cm" table:align="margins" fo:keep-with-next="always" style:writing-mode="lr-tb"/>
    </style:style>
    <style:style style:name="Таблица5.A" style:family="table-column">
      <style:table-column-properties style:column-width="3.454cm" style:rel-column-width="1958*"/>
    </style:style>
    <style:style style:name="Таблица5.B" style:family="table-column">
      <style:table-column-properties style:column-width="3.593cm" style:rel-column-width="2037*"/>
    </style:style>
    <style:style style:name="Таблица5.C" style:family="table-column">
      <style:table-column-properties style:column-width="4.623cm" style:rel-column-width="2621*"/>
    </style:style>
    <style:style style:name="Таблица5.D" style:family="table-column">
      <style:table-column-properties style:column-width="4.831cm" style:rel-column-width="2739*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D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6.501cm" table:align="margins" fo:keep-with-next="always" style:writing-mode="lr-tb"/>
    </style:style>
    <style:style style:name="Таблица6.A" style:family="table-column">
      <style:table-column-properties style:column-width="2.538cm" style:rel-column-width="10081*"/>
    </style:style>
    <style:style style:name="Таблица6.C" style:family="table-column">
      <style:table-column-properties style:column-width="3.808cm" style:rel-column-width="15123*"/>
    </style:style>
    <style:style style:name="Таблица6.D" style:family="table-column">
      <style:table-column-properties style:column-width="3.808cm" style:rel-column-width="15126*"/>
    </style:style>
    <style:style style:name="Таблица6.E" style:family="table-column">
      <style:table-column-properties style:column-width="3.808cm" style:rel-column-width="15124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E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6.501cm" style:rel-width="100%" table:align="left" fo:keep-with-next="always" style:writing-mode="lr-tb"/>
    </style:style>
    <style:style style:name="Таблица2.A" style:family="table-column">
      <style:table-column-properties style:column-width="0.99cm" style:rel-column-width="561*"/>
    </style:style>
    <style:style style:name="Таблица2.B" style:family="table-column">
      <style:table-column-properties style:column-width="15.512cm" style:rel-column-width="8794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5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5116d1" officeooo:paragraph-rsid="005116d1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fo:language="ru" fo:country="RU" officeooo:rsid="0037936c" officeooo:paragraph-rsid="0037936c"/>
    </style:style>
    <style:style style:name="P17" style:family="paragraph" style:parent-style-name="Heading_20_1">
      <style:text-properties fo:language="ru" fo:country="RU" officeooo:rsid="0037ce7f" officeooo:paragraph-rsid="0037ce7f"/>
    </style:style>
    <style:style style:name="P18" style:family="paragraph" style:parent-style-name="Heading_20_2">
      <style:text-properties fo:language="ru" fo:country="RU" officeooo:rsid="0037ce7f" officeooo:paragraph-rsid="0037ce7f"/>
    </style:style>
    <style:style style:name="P19" style:family="paragraph" style:parent-style-name="Heading_20_2">
      <style:text-properties fo:language="ru" fo:country="RU" officeooo:rsid="0039841b" officeooo:paragraph-rsid="0039841b"/>
    </style:style>
    <style:style style:name="P20" style:family="paragraph" style:parent-style-name="Heading_20_2">
      <style:text-properties fo:language="ru" fo:country="RU" officeooo:rsid="003a3ae8" officeooo:paragraph-rsid="003a3ae8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3a3ae8" officeooo:paragraph-rsid="003a3ae8"/>
    </style:style>
    <style:style style:name="P22" style:family="paragraph" style:parent-style-name="Heading_20_2">
      <style:text-properties fo:language="ru" fo:country="RU" officeooo:rsid="003bea78" officeooo:paragraph-rsid="003bea78"/>
    </style:style>
    <style:style style:name="P23" style:family="paragraph" style:parent-style-name="Standard">
      <style:text-properties fo:language="ru" fo:country="RU" officeooo:rsid="003bea78" officeooo:paragraph-rsid="003bea78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26" style:family="paragraph" style:parent-style-name="Standard">
      <style:text-properties fo:language="ru" fo:country="RU" fo:font-weight="normal" officeooo:rsid="00480c6c" officeooo:paragraph-rsid="0046cb90" style:font-weight-asian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5218f5" officeooo:paragraph-rsid="005218f5" style:font-weight-asian="bold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52daa9" officeooo:paragraph-rsid="0052daa9" style:font-weight-asian="bold" style:font-weight-complex="bold"/>
    </style:style>
    <style:style style:name="P29" style:family="paragraph" style:parent-style-name="Heading_20_1">
      <style:text-properties officeooo:rsid="003f8d66" officeooo:paragraph-rsid="003f8d66"/>
    </style:style>
    <style:style style:name="P30" style:family="paragraph" style:parent-style-name="Heading_20_1">
      <style:text-properties officeooo:rsid="0042b454" officeooo:paragraph-rsid="0042b454"/>
    </style:style>
    <style:style style:name="P31" style:family="paragraph" style:parent-style-name="Standard">
      <style:text-properties officeooo:rsid="0042b454" officeooo:paragraph-rsid="005b7591"/>
    </style:style>
    <style:style style:name="P32" style:family="paragraph" style:parent-style-name="Heading_20_1">
      <style:text-properties officeooo:rsid="0046cb90" officeooo:paragraph-rsid="0046cb90"/>
    </style:style>
    <style:style style:name="P33" style:family="paragraph" style:parent-style-name="Heading_20_2">
      <style:text-properties officeooo:rsid="0046cb90" officeooo:paragraph-rsid="0046cb90"/>
    </style:style>
    <style:style style:name="P34" style:family="paragraph" style:parent-style-name="Table_20_Contents">
      <loext:graphic-properties draw:fill-hatch-name="hatch"/>
      <style:paragraph-properties fo:line-height="100%" fo:text-align="center" style:justify-single-word="fals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5116d1"/>
    </style:style>
    <style:style style:name="P36" style:family="paragraph" style:parent-style-name="Standard">
      <style:text-properties officeooo:rsid="0040523e" officeooo:paragraph-rsid="0040523e"/>
    </style:style>
    <style:style style:name="P37" style:family="paragraph" style:parent-style-name="Table_20_Contents">
      <style:paragraph-properties fo:text-align="center" style:justify-single-word="false"/>
      <style:text-properties officeooo:rsid="0044c6da" officeooo:paragraph-rsid="0044c6da"/>
    </style:style>
    <style:style style:name="P38" style:family="paragraph" style:parent-style-name="Table_20_Contents">
      <style:paragraph-properties fo:text-align="justify" style:justify-single-word="false"/>
      <style:text-properties officeooo:rsid="0044c6da" officeooo:paragraph-rsid="0044c6da"/>
    </style:style>
    <style:style style:name="P39" style:family="paragraph" style:parent-style-name="Table_20_Contents">
      <loext:graphic-properties draw:fill-hatch-name="hatch"/>
      <style:paragraph-properties fo:margin-top="0cm" fo:margin-bottom="0cm" style:contextual-spacing="false" fo:line-height="100%"/>
      <style:text-properties officeooo:rsid="0044c6da" officeooo:paragraph-rsid="0044c6da"/>
    </style:style>
    <style:style style:name="P40" style:family="paragraph" style:parent-style-name="Table_20_Contents">
      <style:paragraph-properties fo:text-align="center" style:justify-single-word="false"/>
      <style:text-properties officeooo:rsid="00457c5b" officeooo:paragraph-rsid="00457c5b"/>
    </style:style>
    <style:style style:name="P41" style:family="paragraph" style:parent-style-name="Heading_20_2">
      <style:text-properties officeooo:rsid="005542a9" officeooo:paragraph-rsid="005542a9"/>
    </style:style>
    <style:style style:name="P42" style:family="paragraph" style:parent-style-name="Heading_20_2">
      <style:text-properties officeooo:rsid="005bc03a" officeooo:paragraph-rsid="005bc03a"/>
    </style:style>
    <style:style style:name="P43" style:family="paragraph" style:parent-style-name="Table_20_Contents">
      <loext:graphic-properties draw:fill-hatch-name="hatch"/>
      <style:paragraph-properties fo:line-height="100%"/>
      <style:text-properties officeooo:rsid="005bc03a" officeooo:paragraph-rsid="005bc03a"/>
    </style:style>
    <style:style style:name="P44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5bc03a" officeooo:paragraph-rsid="005bc03a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b7591" officeooo:paragraph-rsid="005b7591"/>
    </style:style>
    <style:style style:name="P46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officeooo:rsid="005b7591" officeooo:paragraph-rsid="005b7591"/>
    </style:style>
    <style:style style:name="P47" style:family="paragraph" style:parent-style-name="Table_20_Contents">
      <style:paragraph-properties fo:text-align="justify" style:justify-single-word="false"/>
      <style:text-properties officeooo:rsid="005b7591" officeooo:paragraph-rsid="005b7591"/>
    </style:style>
    <style:style style:name="P48" style:family="paragraph" style:parent-style-name="Standard">
      <style:text-properties officeooo:rsid="005d3c28" officeooo:paragraph-rsid="005d3c28"/>
    </style:style>
    <style:style style:name="P49" style:family="paragraph" style:parent-style-name="Table_20_Contents">
      <style:paragraph-properties fo:text-align="center" style:justify-single-word="false"/>
      <style:text-properties officeooo:rsid="005d3c28" officeooo:paragraph-rsid="005d3c28" style:font-size-asian="14pt" style:font-size-complex="14pt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Heading_20_1" style:master-page-name="Standard">
      <style:paragraph-properties style:page-number="1"/>
      <style:text-properties fo:language="ru" fo:country="RU" officeooo:rsid="004ce6d4"/>
    </style:style>
    <style:style style:name="P53" style:family="paragraph" style:parent-style-name="Mono" style:list-style-name="L7"/>
    <style:style style:name="P54" style:family="paragraph" style:parent-style-name="Mono" style:list-style-name="L8"/>
    <style:style style:name="P55" style:family="paragraph" style:parent-style-name="Mono" style:list-style-name="L7">
      <style:text-properties officeooo:rsid="005b7591" officeooo:paragraph-rsid="005b7591"/>
    </style:style>
    <style:style style:name="P56" style:family="paragraph" style:parent-style-name="Preformatted_20_Text">
      <style:paragraph-properties fo:line-height="125%"/>
    </style:style>
    <style:style style:name="P57" style:family="paragraph" style:parent-style-name="Preformatted_20_Text">
      <style:paragraph-properties fo:margin-top="0cm" fo:margin-bottom="0.499cm" style:contextual-spacing="false" fo:line-height="125%"/>
    </style:style>
    <style:style style:name="P58" style:family="paragraph" style:parent-style-name="Standard">
      <style:text-properties style:font-name="Times new roman" fo:font-size="12pt" officeooo:rsid="006056c2" officeooo:paragraph-rsid="006056c2" style:font-size-asian="12pt" style:font-size-complex="12pt"/>
    </style:style>
    <style:style style:name="P59" style:family="paragraph" style:parent-style-name="Standard">
      <style:text-properties style:font-name="Times new roman" fo:font-size="12pt" fo:font-weight="bold" officeooo:rsid="006056c2" officeooo:paragraph-rsid="006056c2" style:font-size-asian="12pt" style:font-weight-asian="bold" style:font-size-complex="12pt" style:font-weight-complex="bold"/>
    </style:style>
    <style:style style:name="P60" style:family="paragraph" style:parent-style-name="Standard" style:list-style-name="L11">
      <style:text-properties style:font-name="Times new roman" fo:font-size="12pt" fo:font-weight="bold" officeooo:rsid="006056c2" officeooo:paragraph-rsid="006056c2" style:font-size-asian="12pt" style:font-weight-asian="bold" style:font-size-complex="12pt" style:font-weight-complex="bold"/>
    </style:style>
    <style:style style:name="P61" style:family="paragraph" style:parent-style-name="Standard" style:list-style-name="L12">
      <style:text-properties style:font-name="Times new roman" fo:font-size="12pt" fo:font-weight="bold" officeooo:rsid="006056c2" officeooo:paragraph-rsid="006056c2" style:font-size-asian="12pt" style:font-weight-asian="bold" style:font-size-complex="12pt" style:font-weight-complex="bold"/>
    </style:style>
    <style:style style:name="P62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normal" officeooo:rsid="005218f5" officeooo:paragraph-rsid="005218f5" style:font-weight-asian="normal" style:font-weight-complex="normal"/>
    </style:style>
    <style:style style:name="P63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normal" officeooo:rsid="006056c2" officeooo:paragraph-rsid="006056c2" style:font-weight-asian="normal" style:font-weight-complex="normal"/>
    </style:style>
    <style:style style:name="P64" style:family="paragraph" style:parent-style-name="Standard" style:list-style-name="L2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normal" officeooo:rsid="006056c2" officeooo:paragraph-rsid="006056c2" style:font-weight-asian="normal" style:font-weight-complex="normal"/>
    </style:style>
    <style:style style:name="P65" style:family="paragraph" style:parent-style-name="Standard" style:list-style-name="L10">
      <style:text-properties fo:language="ru" fo:country="RU" fo:font-weight="normal" officeooo:rsid="0071decd" officeooo:paragraph-rsid="0071decd" style:font-weight-asian="normal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6056c2" officeooo:paragraph-rsid="006056c2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5218f5" officeooo:paragraph-rsid="006056c2" style:font-weight-asian="bold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/>
    </style:style>
    <style:style style:name="P69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  <style:text-properties officeooo:paragraph-rsid="003d9be7"/>
    </style:style>
    <style:style style:name="P70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</style:style>
    <style:style style:name="P71" style:family="paragraph" style:parent-style-name="Standard" style:list-style-name="L3">
      <style:text-properties officeooo:rsid="005542a9" officeooo:paragraph-rsid="005542a9"/>
    </style:style>
    <style:style style:name="P72" style:family="paragraph" style:parent-style-name="Standard">
      <style:text-properties officeooo:rsid="005542a9" officeooo:paragraph-rsid="005542a9"/>
    </style:style>
    <style:style style:name="P73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57ca5" officeooo:paragraph-rsid="00557ca5"/>
    </style:style>
    <style:style style:name="P74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694cf" officeooo:paragraph-rsid="005694cf"/>
    </style:style>
    <style:style style:name="P75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88a36" officeooo:paragraph-rsid="00588a36"/>
    </style:style>
    <style:style style:name="P76" style:family="paragraph" style:parent-style-name="Standard" style:list-style-name="L5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980ac" officeooo:paragraph-rsid="005980ac"/>
    </style:style>
    <style:style style:name="P77" style:family="paragraph" style:parent-style-name="Standard" style:list-style-name="L5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980ac" officeooo:paragraph-rsid="006157bc"/>
    </style:style>
    <style:style style:name="P78" style:family="paragraph" style:parent-style-name="Standard" style:list-style-name="L6">
      <style:text-properties officeooo:rsid="0042b454" officeooo:paragraph-rsid="0042b454"/>
    </style:style>
    <style:style style:name="P79" style:family="paragraph" style:parent-style-name="Standard" style:list-style-name="L8">
      <style:text-properties officeooo:rsid="0042b454" officeooo:paragraph-rsid="0042b454"/>
    </style:style>
    <style:style style:name="P80" style:family="paragraph" style:parent-style-name="Standard" style:list-style-name="L8">
      <style:text-properties officeooo:rsid="0042b454" officeooo:paragraph-rsid="00622a78"/>
    </style:style>
    <style:style style:name="P81" style:family="paragraph" style:parent-style-name="Standard" style:list-style-name="L7">
      <style:text-properties officeooo:rsid="0042b454" officeooo:paragraph-rsid="0042b454"/>
    </style:style>
    <style:style style:name="P82" style:family="paragraph" style:parent-style-name="Standard" style:list-style-name="L7">
      <style:text-properties officeooo:rsid="0042b454" officeooo:paragraph-rsid="005b7591"/>
    </style:style>
    <style:style style:name="P83" style:family="paragraph" style:parent-style-name="Standard" style:list-style-name="L7">
      <style:text-properties officeooo:rsid="0042b454" officeooo:paragraph-rsid="00622a78"/>
    </style:style>
    <style:style style:name="P84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language="en" fo:country="US" officeooo:rsid="005b7591" officeooo:paragraph-rsid="005b7591"/>
    </style:style>
    <style:style style:name="P85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language="en" fo:country="US" officeooo:rsid="005bc03a" officeooo:paragraph-rsid="005bc03a"/>
    </style:style>
    <style:style style:name="P86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language="en" fo:country="US" officeooo:rsid="0067ebf1" officeooo:paragraph-rsid="0067ebf1"/>
    </style:style>
    <style:style style:name="P87" style:family="paragraph" style:parent-style-name="Standard" style:list-style-name="L10">
      <style:text-properties officeooo:rsid="005ea69c" officeooo:paragraph-rsid="005ea69c"/>
    </style:style>
    <style:style style:name="P88" style:family="paragraph" style:parent-style-name="Standard" style:list-style-name="L10">
      <style:text-properties fo:font-weight="bold" officeooo:rsid="005ea69c" officeooo:paragraph-rsid="005ea69c" style:font-weight-asian="bold" style:font-weight-complex="bold"/>
    </style:style>
    <style:style style:name="P89" style:family="paragraph" style:parent-style-name="Standard" style:list-style-name="L10">
      <style:text-properties fo:font-weight="normal" officeooo:rsid="005ea69c" officeooo:paragraph-rsid="005ea69c" style:font-weight-asian="normal" style:font-weight-complex="normal"/>
    </style:style>
    <style:style style:name="P90" style:family="paragraph" style:parent-style-name="Standard" style:list-style-name="L5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6157bc" officeooo:paragraph-rsid="006157bc"/>
    </style:style>
    <style:style style:name="P91" style:family="paragraph" style:parent-style-name="Standard" style:list-style-name="L6">
      <style:text-properties officeooo:rsid="006157bc" officeooo:paragraph-rsid="006157bc"/>
    </style:style>
    <style:style style:name="P92" style:family="paragraph" style:parent-style-name="Standard">
      <style:text-properties officeooo:paragraph-rsid="00622a78"/>
    </style:style>
    <style:style style:name="P93" style:family="paragraph" style:parent-style-name="Standard">
      <style:text-properties officeooo:paragraph-rsid="005b7591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67ebf1" officeooo:paragraph-rsid="0067ebf1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officeooo:rsid="0067ebf1" officeooo:paragraph-rsid="0067ebf1"/>
    </style:style>
    <style:style style:name="P96" style:family="paragraph" style:parent-style-name="Standard">
      <style:text-properties officeooo:rsid="0046cb90" officeooo:paragraph-rsid="0071c0e4"/>
    </style:style>
    <style:style style:name="P97" style:family="paragraph" style:parent-style-name="Standard">
      <style:text-properties officeooo:rsid="0046cb90" officeooo:paragraph-rsid="00480c6c"/>
    </style:style>
    <style:style style:name="P98" style:family="paragraph" style:parent-style-name="Standard">
      <style:paragraph-properties style:writing-mode="lr-tb"/>
      <style:text-properties officeooo:rsid="0046cb90" officeooo:paragraph-rsid="00480c6c"/>
    </style:style>
    <style:style style:name="P99" style:family="paragraph" style:parent-style-name="Standard" style:list-style-name="L10">
      <style:text-properties officeooo:rsid="0071c0e4" officeooo:paragraph-rsid="0071c0e4"/>
    </style:style>
    <style:style style:name="P100" style:family="paragraph" style:parent-style-name="Standard" style:list-style-name="L13">
      <style:text-properties officeooo:rsid="0071c0e4" officeooo:paragraph-rsid="0071c0e4"/>
    </style:style>
    <style:style style:name="P101" style:family="paragraph" style:parent-style-name="Table">
      <style:text-properties officeooo:paragraph-rsid="006fd474"/>
    </style:style>
    <style:style style:name="P102" style:family="paragraph" style:parent-style-name="Table_20_Contents">
      <loext:graphic-properties draw:fill-hatch-name="hatch"/>
      <style:paragraph-properties fo:text-align="center" style:justify-single-word="false"/>
      <style:text-properties officeooo:rsid="0067ebf1" officeooo:paragraph-rsid="0067ebf1"/>
    </style:style>
    <style:style style:name="P103" style:family="paragraph" style:parent-style-name="Table_20_Contents">
      <loext:graphic-properties draw:fill-hatch-name="hatch"/>
      <style:paragraph-properties fo:line-height="100%"/>
      <style:text-properties officeooo:rsid="0067ebf1" officeooo:paragraph-rsid="0067ebf1"/>
    </style:style>
    <style:style style:name="P104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67ebf1" officeooo:paragraph-rsid="0067ebf1"/>
    </style:style>
    <style:style style:name="P105" style:family="paragraph" style:parent-style-name="Table_20_Contents">
      <loext:graphic-properties draw:fill-hatch-name="hatch"/>
      <style:paragraph-properties fo:line-height="100%" fo:text-align="justify" style:justify-single-word="false"/>
      <style:text-properties officeooo:rsid="0067ebf1" officeooo:paragraph-rsid="0067ebf1"/>
    </style:style>
    <style:style style:name="P106" style:family="paragraph" style:parent-style-name="Table_20_Contents">
      <loext:graphic-properties draw:fill-hatch-name="hatch"/>
      <style:paragraph-properties fo:line-height="100%"/>
      <style:text-properties officeooo:rsid="0067ebf1" officeooo:paragraph-rsid="00696ee0"/>
    </style:style>
    <style:style style:name="P107" style:family="paragraph" style:parent-style-name="Table_20_Contents">
      <loext:graphic-properties draw:fill-hatch-name="hatch"/>
      <style:paragraph-properties fo:line-height="100%"/>
      <style:text-properties officeooo:rsid="0067ebf1" officeooo:paragraph-rsid="006b776b"/>
    </style:style>
    <style:style style:name="P108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officeooo:rsid="00457c5b" officeooo:paragraph-rsid="00457c5b"/>
    </style:style>
    <style:style style:name="P109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officeooo:rsid="00457c5b" officeooo:paragraph-rsid="0067ebf1"/>
    </style:style>
    <style:style style:name="P110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457c5b" officeooo:paragraph-rsid="006b776b"/>
    </style:style>
    <style:style style:name="P111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officeooo:rsid="00457c5b" officeooo:paragraph-rsid="006b776b"/>
    </style:style>
    <style:style style:name="P112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  <style:text-properties officeooo:rsid="006b776b" officeooo:paragraph-rsid="006b776b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officeooo:rsid="006c87b1" officeooo:paragraph-rsid="006c87b1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officeooo:rsid="006ce09b" officeooo:paragraph-rsid="006ce09b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officeooo:rsid="005d3c28" officeooo:paragraph-rsid="005d3c28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officeooo:rsid="005d3c28" officeooo:paragraph-rsid="0071c0e4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officeooo:rsid="006ea702" officeooo:paragraph-rsid="006ea702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officeooo:rsid="006fd474" officeooo:paragraph-rsid="006fd474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officeooo:rsid="0071c0e4" officeooo:paragraph-rsid="0071c0e4" style:font-size-asian="14pt" style:font-size-complex="14pt"/>
    </style:style>
    <style:style style:name="P121" style:family="paragraph" style:parent-style-name="Вопросы" style:list-style-name="L10">
      <style:text-properties officeooo:rsid="005ea69c" officeooo:paragraph-rsid="005ea69c"/>
    </style:style>
    <style:style style:name="P122" style:family="paragraph" style:parent-style-name="Вопросы" style:list-style-name="L10">
      <style:text-properties officeooo:rsid="0071c0e4" officeooo:paragraph-rsid="0071c0e4"/>
    </style:style>
    <style:style style:name="P123" style:family="paragraph" style:parent-style-name="Вопросы" style:list-style-name="L10">
      <style:text-properties officeooo:rsid="0071decd" officeooo:paragraph-rsid="0071dec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2" style:family="text">
      <style:text-properties style:font-name="Times New Roman" fo:font-size="14pt" officeooo:rsid="0037936c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19e290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/>
    </style:style>
    <style:style style:name="T5" style:family="text">
      <style:text-properties style:font-name="Times New Roman" fo:font-size="14pt" fo:font-style="italic" officeooo:rsid="0019e290" style:font-name-asian="Times New Roman1" style:font-size-asian="14pt" style:font-style-asian="italic" style:font-name-complex="Times New Roman1"/>
    </style:style>
    <style:style style:name="T6" style:family="text">
      <style:text-properties style:font-name="Times New Roman" fo:font-size="14pt" fo:font-style="italic" officeooo:rsid="0037936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font-style="italic" officeooo:rsid="002362e6" style:font-name-asian="Times New Roman1" style:font-size-asian="14pt" style:font-style-asian="italic" style:font-name-complex="Times New Roman1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6056c2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normal" officeooo:rsid="0071decd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c4161"/>
    </style:style>
    <style:style style:name="T15" style:family="text">
      <style:text-properties fo:color="#008800" loext:opacity="100%" fo:font-weight="bold"/>
    </style:style>
    <style:style style:name="T16" style:family="text">
      <style:text-properties fo:color="#333399" loext:opacity="100%" fo:font-weight="bold"/>
    </style:style>
    <style:style style:name="T17" style:family="text">
      <style:text-properties fo:color="#333333" loext:opacity="100%"/>
    </style:style>
    <style:style style:name="T18" style:family="text">
      <style:text-properties officeooo:rsid="0042b454"/>
    </style:style>
    <style:style style:name="T19" style:family="text">
      <style:text-properties officeooo:rsid="00557ca5"/>
    </style:style>
    <style:style style:name="T20" style:family="text">
      <style:text-properties officeooo:rsid="005694cf"/>
    </style:style>
    <style:style style:name="T21" style:family="text">
      <style:text-properties officeooo:rsid="005980ac"/>
    </style:style>
    <style:style style:name="T22" style:family="text">
      <style:text-properties officeooo:rsid="005b7591"/>
    </style:style>
    <style:style style:name="T23" style:family="text">
      <style:text-properties officeooo:rsid="005d3c28"/>
    </style:style>
    <style:style style:name="T24" style:family="text">
      <style:text-properties officeooo:rsid="006056c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6157bc"/>
    </style:style>
    <style:style style:name="T27" style:family="text">
      <style:text-properties officeooo:rsid="00622a78"/>
    </style:style>
    <style:style style:name="T28" style:family="text">
      <style:text-properties officeooo:rsid="00634faf"/>
    </style:style>
    <style:style style:name="T29" style:family="text">
      <style:text-properties officeooo:rsid="0064b385"/>
    </style:style>
    <style:style style:name="T30" style:family="text">
      <style:text-properties officeooo:rsid="0066a777"/>
    </style:style>
    <style:style style:name="T31" style:family="text">
      <style:text-properties officeooo:rsid="0067ebf1"/>
    </style:style>
    <style:style style:name="T32" style:family="text">
      <style:text-properties officeooo:rsid="00696ee0"/>
    </style:style>
    <style:style style:name="T33" style:family="text">
      <style:text-properties officeooo:rsid="006b776b"/>
    </style:style>
    <style:style style:name="T34" style:family="text">
      <style:text-properties officeooo:rsid="006fd474"/>
    </style:style>
    <style:style style:name="T35" style:family="text">
      <style:text-properties officeooo:rsid="0071c0e4"/>
    </style:style>
    <style:style style:name="T36" style:family="text">
      <style:text-properties officeooo:rsid="0071decd"/>
    </style:style>
    <style:style style:name="T37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—%3%" style:num-prefix="—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3"/>
      <text:p text:style-name="P8"/>
      <text:p text:style-name="P6">ФАКУЛЬТЕТ <text:tab/>Информатика и системы управления</text:p>
      <text:p text:style-name="P6"/>
      <text:p text:style-name="P6">КАФЕДРА <text:tab/><text:tab/>Программное обеспечение ЭВМ и информационные технологии</text:p>
      <text:p text:style-name="P7"/>
      <text:p text:style-name="P9"/>
      <text:p text:style-name="P9"/>
      <text:p text:style-name="P35"><text:span text:style-name="T8">ОТЧЕТ ПО </text:span><text:span text:style-name="T9">ЛАБОРАТОРНОЙ РАБОТЕ №</text:span><text:span text:style-name="T10">3</text:span><text:span text:style-name="T9"> «</text:span><text:span text:style-name="T10">Обработка разреженных матриц</text:span><text:span text:style-name="T9">»</text:span></text:p>
      <text:p text:style-name="P9"/>
      <text:p text:style-name="P9"/>
      <text:p text:style-name="P25"><text:span text:style-name="T1">Студент<text:tab/><text:tab/><text:tab/></text:span><text:span text:style-name="T2">Ланкин Дмитрий Леонидович</text:span></text:p>
      <text:p text:style-name="P11"/>
      <text:p text:style-name="P25"><text:span text:style-name="T1">Группа<text:tab/><text:tab/><text:tab/>ИУ7 – </text:span><text:span text:style-name="T3">3</text:span><text:span text:style-name="T2">4</text:span><text:span text:style-name="T1">Б </text:span></text:p>
      <text:p text:style-name="P9"/>
      <text:p text:style-name="P12">Принял(-а)</text:p>
      <text:p text:style-name="P10"/>
      <text:p text:style-name="P10"/>
      <text:p text:style-name="P10"/>
      <text:p text:style-name="P10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pan text:style-name="T4">20</text:span><text:span text:style-name="T5">2</text:span><text:span text:style-name="T6">2</text:span><text:span text:style-name="T4"> <text:s text:c="4"/></text:span><text:span text:style-name="T7">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4"><text:a xlink:type="simple" xlink:href="#__RefHeading___Toc4242_3479105423" text:style-name="Index_20_Link" text:visited-style-name="Index_20_Link">Описание условия задачи<text:tab/>3</text:a></text:p>
          <text:p text:style-name="P14"><text:a xlink:type="simple" xlink:href="#__RefHeading___Toc4244_3479105423" text:style-name="Index_20_Link" text:visited-style-name="Index_20_Link">Техническое задание<text:tab/>3</text:a></text:p>
          <text:p text:style-name="P15"><text:a xlink:type="simple" xlink:href="#__RefHeading___Toc4246_3479105423" text:style-name="Index_20_Link" text:visited-style-name="Index_20_Link">Входные данные<text:tab/>3</text:a></text:p>
          <text:p text:style-name="P15"><text:a xlink:type="simple" xlink:href="#__RefHeading___Toc4248_3479105423" text:style-name="Index_20_Link" text:visited-style-name="Index_20_Link">Выходные данные<text:tab/>4</text:a></text:p>
          <text:p text:style-name="P15"><text:a xlink:type="simple" xlink:href="#__RefHeading___Toc4250_3479105423" text:style-name="Index_20_Link" text:visited-style-name="Index_20_Link">Описание задачи<text:tab/>4</text:a></text:p>
          <text:p text:style-name="P15"><text:a xlink:type="simple" xlink:href="#__RefHeading___Toc2044_3033339725" text:style-name="Index_20_Link" text:visited-style-name="Index_20_Link">Список команд<text:tab/>4</text:a></text:p>
          <text:p text:style-name="P15"><text:a xlink:type="simple" xlink:href="#__RefHeading___Toc4252_3479105423" text:style-name="Index_20_Link" text:visited-style-name="Index_20_Link">Способ обращения к программе<text:tab/>4</text:a></text:p>
          <text:p text:style-name="P15"><text:a xlink:type="simple" xlink:href="#__RefHeading___Toc4254_3479105423" text:style-name="Index_20_Link" text:visited-style-name="Index_20_Link">Описание возможных аварийных ситуаций и ошибок пользователя<text:tab/>4</text:a></text:p>
          <text:p text:style-name="P14"><text:a xlink:type="simple" xlink:href="#__RefHeading___Toc4256_3479105423" text:style-name="Index_20_Link" text:visited-style-name="Index_20_Link">Внутренняя структура данных<text:tab/>5</text:a></text:p>
          <text:p text:style-name="P14"><text:a xlink:type="simple" xlink:href="#__RefHeading___Toc4258_3479105423" text:style-name="Index_20_Link" text:visited-style-name="Index_20_Link">Особенности реализации алгоритма<text:tab/>5</text:a></text:p>
          <text:p text:style-name="P14"><text:a xlink:type="simple" xlink:href="#__RefHeading___Toc4260_3479105423" text:style-name="Index_20_Link" text:visited-style-name="Index_20_Link">Описание функций<text:tab/>6</text:a></text:p>
          <text:p text:style-name="P14"><text:a xlink:type="simple" xlink:href="#__RefHeading___Toc4262_3479105423" text:style-name="Index_20_Link" text:visited-style-name="Index_20_Link">Набор тестовых случаев<text:tab/>7</text:a></text:p>
          <text:p text:style-name="P15"><text:a xlink:type="simple" xlink:href="#__RefHeading___Toc2046_3033339725" text:style-name="Index_20_Link" text:visited-style-name="Index_20_Link">Сравнение скорости работы и объема данных<text:tab/>9</text:a></text:p>
          <text:p text:style-name="P15"><text:a xlink:type="simple" xlink:href="#__RefHeading___Toc4264_3479105423" text:style-name="Index_20_Link" text:visited-style-name="Index_20_Link">Выводы<text:tab/>11</text:a></text:p>
          <text:p text:style-name="P14"><text:a xlink:type="simple" xlink:href="#__RefHeading___Toc4266_3479105423" text:style-name="Index_20_Link" text:visited-style-name="Index_20_Link">Контрольные вопросы<text:tab/>11</text:a></text:p>
        </text:index-body>
      </text:table-of-content>
      <text:p text:style-name="P24"><text:span text:style-name="T7"/></text:p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><text:bookmark-start text:name="__RefHeading___Toc4242_3479105423"/><text:soft-page-break/>Описание условия задачи<text:bookmark-end text:name="__RefHeading___Toc4242_3479105423"/></text:h>
      <text:p text:style-name="P58">Реализовать алгоритмы обработки разреженных матриц, сравнить эффективность использования этих алгоритмов (по времени выполнения и по требуемой памяти) со стандартными алгоритмами обработки матриц при различном процентном заполнении матриц ненулевыми значениями и при различных размерах матриц.</text:p>
      <text:p text:style-name="P59">Вариант №5: <text:span text:style-name="T25">Разреженная (содержащая много нулей) матрица хранится в форме 3-х объектов:</text:span></text:p>
      <text:list text:style-name="L11">
        <text:list-item>
          <text:p text:style-name="P60"><text:span text:style-name="T25">вектор </text:span>А<text:span text:style-name="T25"> содержит значения ненулевых элементов;</text:span></text:p>
        </text:list-item>
        <text:list-item>
          <text:p text:style-name="P60"><text:span text:style-name="T25">вектор </text:span>JA<text:span text:style-name="T25"> содержит номера столбцов для элементов вектора </text:span>А<text:span text:style-name="T25">;</text:span></text:p>
        </text:list-item>
        <text:list-item>
          <text:p text:style-name="P60"><text:span text:style-name="T25">связный список </text:span>IA<text:span text:style-name="T25">, в элементе </text:span>Nk<text:span text:style-name="T25"> которого находится номер компонент в </text:span>А<text:span text:style-name="T25"> и </text:span>JA<text:span text:style-name="T25">, с которых начинается описание строки Nk матрицы </text:span>А<text:span text:style-name="T25">.</text:span></text:p>
        </text:list-item>
      </text:list>
      <text:list xml:id="list2421139928" text:style-name="L12">
        <text:list-item>
          <text:p text:style-name="P61"><text:span text:style-name="T25">Смоделировать операцию умножения вектора-строки и матрицы, хранящихся в этой форме, с получением результата в той же форме.</text:span></text:p>
        </text:list-item>
        <text:list-item>
          <text:p text:style-name="P61"><text:span text:style-name="T25">Произвести операцию умножения, применяя стандартный алгоритм работы с матрицами.</text:span></text:p>
        </text:list-item>
        <text:list-item>
          <text:p text:style-name="P61"><text:span text:style-name="T25">Сравнить время выполнения операций и объем памяти при использовании этих 2-х алгоритмов при различном проценте заполнения матриц.</text:span></text:p>
        </text:list-item>
      </text:list>
      <text:h text:style-name="P17" text:outline-level="1"><text:bookmark-start text:name="__RefHeading___Toc4244_3479105423"/>Техническое <text:s/>задание<text:bookmark-end text:name="__RefHeading___Toc4244_3479105423"/></text:h>
      <text:h text:style-name="P18" text:outline-level="2"><text:bookmark-start text:name="__RefHeading___Toc4246_3479105423"/>Входные данные<text:bookmark-end text:name="__RefHeading___Toc4246_3479105423"/></text:h>
      <text:p text:style-name="P66"><text:span text:style-name="T13">Матрица</text:span> (разреженная или стандартная), размера <text:span text:style-name="T13">M*N</text:span><text:span text:style-name="T25">. В случае разреженной матрицы — векторы с ненулевыми значениями матрицы, номерами столбцов и строк.</text:span></text:p>
      <text:p text:style-name="P27">Каждая <text:span text:style-name="T24">разреженная матрица</text:span> содержит:</text:p>
      <text:list xml:id="list2303120476" text:style-name="L1">
        <text:list-item>
          <text:p text:style-name="P62"><text:span text:style-name="T24">массив А, хранящий ненулевые элементы матрицы</text:span>;</text:p>
        </text:list-item>
        <text:list-item>
          <text:p text:style-name="P63">массив JA, хранящий номера столбцов соответственных элементов;</text:p>
        </text:list-item>
        <text:list-item>
          <text:p text:style-name="P63">массив IA, хранящий индексы элементов, с которых начинается каждая новая строка матрицы;</text:p>
        </text:list-item>
        <text:list-item>
          <text:p text:style-name="P63">количество строк матрицы;</text:p>
        </text:list-item>
        <text:list-item>
          <text:p text:style-name="P63">количество столбцов матрицы;</text:p>
        </text:list-item>
        <text:list-item>
          <text:p text:style-name="P63">количество ненулевых элементов матрицы.</text:p>
        </text:list-item>
      </text:list>
      <text:p text:style-name="P67">Каждая <text:span text:style-name="T24">стандартная матрица</text:span> содержит:</text:p>
      <text:list xml:id="list11911323480882" text:continue-numbering="true" text:style-name="L1">
        <text:list-item>
          <text:p text:style-name="P63">двумерный массив, хранящий элементы матрицы;</text:p>
        </text:list-item>
        <text:list-item>
          <text:p text:style-name="P63">количество строк матрицы;</text:p>
        </text:list-item>
        <text:list-item>
          <text:p text:style-name="P63">количество столбцов матрицы.</text:p>
        </text:list-item>
      </text:list>
      <text:p text:style-name="P28"><text:soft-page-break/>Правила <text:span text:style-name="T24">ввода матриц</text:span>:</text:p>
      <text:list xml:id="list4015739231" text:style-name="L2">
        <text:list-item>
          <text:p text:style-name="P64">в случае самостоятельного заполнения матрицы необходимо вводить элементы последовательно в формате:</text:p>
          <text:p text:style-name="P64"><text:span text:style-name="T13">ЭЛЕМЕНТ НОМЕР_СТРОКИ НОМЕР_СТОЛБЦА;</text:span></text:p>
        </text:list-item>
        <text:list-item>
          <text:p text:style-name="P64"><text:s/>количество строк и столбцов не должно превышать 1000 и быть меньше 0; </text:p>
        </text:list-item>
        <text:list-item>
          <text:p text:style-name="P64"><text:s/>Процент заполнения находится в диапазоне от 1 до 100;</text:p>
        </text:list-item>
        <text:list-item>
          <text:p text:style-name="P64"/>
        </text:list-item>
      </text:list>
      <text:h text:style-name="P19" text:outline-level="2"><text:bookmark-start text:name="__RefHeading___Toc4248_3479105423"/>Выходные данные<text:bookmark-end text:name="__RefHeading___Toc4248_3479105423"/></text:h>
      <text:p text:style-name="P66">Вектор-строка, являющаяся результатом умножения исходного вектора-строки и матрицы.</text:p>
      <text:h text:style-name="P20" text:outline-level="2"><text:bookmark-start text:name="__RefHeading___Toc4250_3479105423"/>Описание задачи<text:bookmark-end text:name="__RefHeading___Toc4250_3479105423"/></text:h>
      <text:p text:style-name="P21">Программа получает от пользователя <text:span text:style-name="T24">номер необходимой ему команды и обрабатывает данные в зависимости от задачи пользователя.</text:span></text:p>
      <text:h text:style-name="P41" text:outline-level="2"><text:bookmark-start text:name="__RefHeading___Toc2044_3033339725"/>Список команд<text:bookmark-end text:name="__RefHeading___Toc2044_3033339725"/></text:h>
      <text:list text:style-name="L3">
        <text:list-item>
          <text:p text:style-name="P71">Смоделировать операцию умножения вектора-строки и матрицы, хранящихся в форме разреженных матриц.</text:p>
        </text:list-item>
        <text:list-item>
          <text:p text:style-name="P71">Произвести операцию умножения, применяя стандартный алгоритм работы с матрицами.</text:p>
        </text:list-item>
        <text:list-item>
          <text:p text:style-name="P71">Сравнить время выполнения операций и объём памяти при использовании этих 2-х алгоритмов при различном заполнении матриц.</text:p>
        </text:list-item>
      </text:list>
      <text:p text:style-name="P72"><text:span text:style-name="T24"><text:s text:c="6"/>0. <text:s text:c="2"/></text:span>Завершить работу программы.</text:p>
      <text:h text:style-name="P22" text:outline-level="2"><text:bookmark-start text:name="__RefHeading___Toc4252_3479105423"/>Способ обращения к программе<text:bookmark-end text:name="__RefHeading___Toc4252_3479105423"/></text:h>
      <text:p text:style-name="P23">Программа <text:span text:style-name="T19">собирается с помощью утилиты «make» и</text:span> вызывается <text:span text:style-name="T19">пользователем</text:span> из консоли.</text:p>
      <text:h text:style-name="P22" text:outline-level="2"><text:bookmark-start text:name="__RefHeading___Toc4254_3479105423"/>Описание возможных аварийных ситуаций и ошибок пользователя<text:bookmark-end text:name="__RefHeading___Toc4254_3479105423"/></text:h>
      <text:list text:style-name="L4">
        <text:list-item>
          <text:p text:style-name="P73">Невозможно <text:span text:style-name="T24">выделить память для динамического типа данных</text:span>.</text:p>
          <text:p text:style-name="P69">Сообщение об ошибке: «<text:span text:style-name="T19">Невозможно </text:span><text:span text:style-name="T24">выделить память.</text:span>»</text:p>
        </text:list-item>
        <text:list-item>
          <text:p text:style-name="P73">Н<text:span text:style-name="T24">екорректный ввод.</text:span></text:p>
          <text:p text:style-name="P69">Сообщение об ошибке: «<text:span text:style-name="T24">Некорректный ввод</text:span><text:span text:style-name="T19">.</text:span>»</text:p>
        </text:list-item>
        <text:list-item>
          <text:p text:style-name="P74">Указана несуществующая команда.</text:p>
          <text:p text:style-name="P70">Сообщение об ошибке: «<text:span text:style-name="T20">Такой команды не существует!</text:span>»</text:p>
        </text:list-item>
        <text:list-item>
          <text:p text:style-name="P74"><text:span text:style-name="T24">Указан некорректный метод заполнения матрицы</text:span>.</text:p>
          <text:p text:style-name="P70"><text:soft-page-break/><text:span text:style-name="T14">Сообщение об ошибке: «</text:span><text:span text:style-name="T24">Введите корректные данные</text:span><text:span text:style-name="T20">!</text:span><text:span text:style-name="T14">»</text:span></text:p>
        </text:list-item>
        <text:list-item>
          <text:p text:style-name="P75"><text:span text:style-name="T24">Невозможно умножить вектор-строку на матрицу</text:span>.</text:p>
          <text:p text:style-name="P69">Сообщение об ошибке: «<text:span text:style-name="T24">Ошибка умножения.</text:span>»</text:p>
        </text:list-item>
      </text:list>
      <text:h text:style-name="P29" text:outline-level="1"><text:bookmark-start text:name="__RefHeading___Toc4256_3479105423"/>Внутренняя структура данных<text:bookmark-end text:name="__RefHeading___Toc4256_3479105423"/></text:h>
      <text:p text:style-name="P36"><text:span text:style-name="T21">Необходимые для составления </text:span><text:span text:style-name="T24">матрицы типы данных составляют следующие структуры</text:span>: 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<text:s/>1</text:p>
            <text:p text:style-name="P56"><text:s/>2</text:p>
            <text:p text:style-name="P56"><text:s/>3</text:p>
            <text:p text:style-name="P56"><text:s/>4</text:p>
            <text:p text:style-name="P56"><text:s/>5</text:p>
            <text:p text:style-name="P56"><text:s/>6</text:p>
            <text:p text:style-name="P56"><text:s/>7</text:p>
            <text:p text:style-name="P56"><text:s/>8</text:p>
            <text:p text:style-name="P56"><text:s/>9</text:p>
            <text:p text:style-name="P56">10</text:p>
            <text:p text:style-name="P56">11</text:p>
            <text:p text:style-name="P56">12</text:p>
            <text:p text:style-name="P56">13</text:p>
            <text:p text:style-name="P56">14</text:p>
            <text:p text:style-name="P56">15</text:p>
            <text:p text:style-name="P57">16</text:p>
          </table:table-cell>
          <table:table-cell table:style-name="Таблица2.B1" office:value-type="string">
            <text:p text:style-name="P56"><text:span text:style-name="T15">typedef</text:span> <text:span text:style-name="T15">struct</text:span></text:p>
            <text:p text:style-name="P56">{</text:p>
            <text:p text:style-name="P56"><text:s text:c="4"/><text:span text:style-name="T16">int</text:span> <text:span text:style-name="T17">*</text:span>vector_a;</text:p>
            <text:p text:style-name="P56"><text:s text:c="4"/><text:span text:style-name="T16">int</text:span> <text:span text:style-name="T17">*</text:span>vector_ja;</text:p>
            <text:p text:style-name="P56"><text:s text:c="4"/><text:span text:style-name="T16">int</text:span> <text:span text:style-name="T17">*</text:span>list_ia;</text:p>
            <text:p text:style-name="P56"><text:s text:c="4"/><text:span text:style-name="T16">unsigned</text:span> <text:span text:style-name="T16">int</text:span> rows;</text:p>
            <text:p text:style-name="P56"><text:s text:c="4"/><text:span text:style-name="T16">unsigned</text:span> <text:span text:style-name="T16">int</text:span> cols;</text:p>
            <text:p text:style-name="P56"><text:s text:c="4"/><text:span text:style-name="T16">unsigned</text:span> <text:span text:style-name="T16">int</text:span> non_zero_nums;</text:p>
            <text:p text:style-name="P56">} sparse_matrix;</text:p>
            <text:p text:style-name="P56"/>
            <text:p text:style-name="P56"><text:span text:style-name="T15">typedef</text:span> <text:span text:style-name="T15">struct</text:span></text:p>
            <text:p text:style-name="P56">{</text:p>
            <text:p text:style-name="P56"><text:s text:c="4"/><text:span text:style-name="T16">unsigned</text:span> <text:span text:style-name="T16">int</text:span> rows;</text:p>
            <text:p text:style-name="P56"><text:s text:c="4"/><text:span text:style-name="T16">unsigned</text:span> <text:span text:style-name="T16">int</text:span> cols;</text:p>
            <text:p text:style-name="P56"><text:s text:c="4"/><text:span text:style-name="T16">int</text:span> <text:span text:style-name="T17">**</text:span>matrix;</text:p>
            <text:p text:style-name="P57">} std_matrix;</text:p>
          </table:table-cell>
        </table:table-row>
      </table:table>
      <text:p text:style-name="Листинг">Листинг <text:sequence text:ref-name="refЛистинг0" text:name="Листинг" text:formula="ooow:Листинг+1" style:num-format="1">1</text:sequence>. Описание структуры разреженной и стандартной матриц.</text:p>
      <text:list xml:id="list1099795864" text:style-name="L5">
        <text:list-item>
          <text:p text:style-name="P76"><text:span text:style-name="T26">vector_a</text:span> - массив элементов типа <text:span text:style-name="T26">int</text:span> для хранения <text:span text:style-name="T26">ненулевых элементов</text:span>;</text:p>
        </text:list-item>
        <text:list-item>
          <text:p text:style-name="P77"><text:span text:style-name="T26">vector_ja</text:span> — массив элементов типа <text:span text:style-name="T26">int</text:span> для хранения <text:span text:style-name="T26">номеров столбцов соответственных элементов</text:span>;</text:p>
        </text:list-item>
        <text:list-item>
          <text:p text:style-name="P77"><text:span text:style-name="T26">list_ia</text:span> — массив элементов типа <text:span text:style-name="T26">int</text:span> для хранения <text:span text:style-name="T26">индексов чисел, с которых начинается каждая новая строка матрицы</text:span>;</text:p>
        </text:list-item>
        <text:list-item>
          <text:p text:style-name="P77"><text:span text:style-name="T26">rows — беззнаковое число, хранящее количество строк матрицы</text:span>;</text:p>
        </text:list-item>
        <text:list-item>
          <text:p text:style-name="P77"><text:span text:style-name="T26">cols — беззнаковое число, хранящее количество столбцов матрицы</text:span>;</text:p>
        </text:list-item>
        <text:list-item>
          <text:p text:style-name="P76"><text:span text:style-name="T26">non_zero_nums — беззнаковое число, хранящее количество ненулевых элементов</text:span>;</text:p>
        </text:list-item>
        <text:list-item>
          <text:p text:style-name="P90">matrix — двумерный массив типа int, хранящий числа стандартной матрицы.</text:p>
        </text:list-item>
      </text:list>
      <text:h text:style-name="P30" text:outline-level="1"><text:bookmark-start text:name="__RefHeading___Toc4258_3479105423"/>Особенности реализации алгоритма<text:bookmark-end text:name="__RefHeading___Toc4258_3479105423"/></text:h>
      <text:list xml:id="list2300463665" text:style-name="L6">
        <text:list-item>
          <text:p text:style-name="P78">Программа <text:span text:style-name="T22">получает от пользователя </text:span><text:span text:style-name="T26">необходимую команду по её номеру.</text:span></text:p>
        </text:list-item>
        <text:list-item>
          <text:p text:style-name="P91">Пользователь выбирает необходимый размер матрицы и способ её заполнения.</text:p>
        </text:list-item>
        <text:list-item>
          <text:p text:style-name="P91">В случае команд 1, 2 программа выполняет умножение вектора-строки на матрицу. В случае команды 3 осуществляет сравнительный замерный эксперимент, демонстрирующий время выполнения и количество затраченной памяти.</text:p>
        </text:list-item>
      </text:list>
      <text:h text:style-name="P30" text:outline-level="1"><text:bookmark-start text:name="__RefHeading___Toc4260_3479105423"/><text:soft-page-break/>Описание функций<text:bookmark-end text:name="__RefHeading___Toc4260_3479105423"/></text:h>
      <text:list xml:id="list917092376" text:style-name="L7">
        <text:list-item>
          <text:p text:style-name="P53"><text:span text:style-name="T27">size_t sparse_matrix_fill(sparse_matrix *matr)</text:span>;</text:p>
        </text:list-item>
      </text:list>
      <text:p text:style-name="Standard"><text:tab/><text:span text:style-name="T18">Описание: функция </text:span><text:span text:style-name="T27">осуществляет заполнение разреженной матрицы путем <text:tab/>самостоятельного ввода чисел пользователем.</text:span></text:p>
      <text:p text:style-name="P92"><text:tab/><text:span text:style-name="T18">Входные данные: экземпляр структуры </text:span><text:span text:style-name="T27">sparse_matrix, переданный по указателю</text:span><text:span text:style-name="T22">.</text:span></text:p>
      <text:p text:style-name="Standard"><text:tab/><text:span text:style-name="T27">Выходные данные: заполненный экземпляр данной структуры, код возврата.</text:span></text:p>
      <text:list xml:id="list2119216529" text:style-name="L8">
        <text:list-item>
          <text:p text:style-name="P54"><text:span text:style-name="T27">size_t sparse_rndm_fill(sparse_matrix *matr, int percentage)</text:span>;</text:p>
          <text:p text:style-name="P79">Описание: функция <text:span text:style-name="T27">осуществляет псевдослучайное заполнение разреженной матрицы с учетом процента её разреженности.</text:span></text:p>
          <text:p text:style-name="P79">Входные данные: <text:span text:style-name="T27">экземпляр структуры sparse_matrix, переданный по указателю, и процент заполнения матрицы.</text:span></text:p>
          <text:p text:style-name="P80">Выходные данные: <text:span text:style-name="T27">заполненный экземпляр данной структуры, код возврата</text:span><text:span text:style-name="T22">.</text:span></text:p>
        </text:list-item>
        <text:list-item>
          <text:p text:style-name="P54"><text:span text:style-name="T27">size_t sparse_matrix_handler(sparse_matrix *matr, unsigned int *list_len, size_t input_method)</text:span>;</text:p>
        </text:list-item>
      </text:list>
      <text:list xml:id="list11913381457284" text:continue-list="list917092376" text:style-name="L7">
        <text:list-header>
          <text:p text:style-name="P81">Описание: функция <text:span text:style-name="T27">осуществляет полноценную обработку разреженной матрицы, в т.ч. и её заполнение в зависимости от метода, выбранного пользователем</text:span><text:span text:style-name="T22">.</text:span></text:p>
          <text:p text:style-name="P83">Входные данные: <text:span text:style-name="T27">экземпляр структуры sparse_matrix, переданный по указателю, длина массива IA и метод заполнения матрицы.</text:span></text:p>
          <text:p text:style-name="P81">Выходные данные: <text:span text:style-name="T27">код возврата и подготовленная к умножению матрица.</text:span></text:p>
        </text:list-header>
        <text:list-item>
          <text:p text:style-name="P53"><text:span text:style-name="T27">int **alloc_matrix(unsigned int rows, unsigned int cols)</text:span>;</text:p>
          <text:p text:style-name="P81">Описание: функция <text:span text:style-name="T27">выделяет память под стандартную матрицу с помощью массива указателей и массива, хранящего числа</text:span><text:span text:style-name="T22">.</text:span></text:p>
          <text:p text:style-name="P81">Входные данные: <text:span text:style-name="T27">количество строк и столбцов матрицы</text:span><text:span text:style-name="T22">.</text:span></text:p>
          <text:p text:style-name="P81">Выходные данные: <text:span text:style-name="T27">указатель на выделенный участок памяти</text:span><text:span text:style-name="T22">.</text:span></text:p>
        </text:list-item>
        <text:list-item>
          <text:p text:style-name="P53"><text:span text:style-name="T22">void </text:span><text:span text:style-name="T27">free_matrix(int **ptrs)</text:span>;</text:p>
          <text:p text:style-name="P81">Описание: функция <text:span text:style-name="T27">освобождает выделенный под стандартную матрицу участок памяти</text:span><text:span text:style-name="T22">.</text:span></text:p>
          <text:p text:style-name="P81">Входные данные: <text:span text:style-name="T27">указатель на массив указателей</text:span><text:span text:style-name="T22">.</text:span></text:p>
        </text:list-item>
        <text:list-item>
          <text:p text:style-name="P53"><text:span text:style-name="T27">size_t std_matrix_fill(int **matrix, unsigned int rows, unsigned int cols, size_t type)</text:span><text:span text:style-name="T22">;</text:span></text:p>
          <text:p text:style-name="P81">Описание: функция <text:span text:style-name="T27">реализует заполнение стандартной матрицы</text:span>.</text:p>
          <text:p text:style-name="P81">Входные данные: <text:span text:style-name="T27">двумерная матрица, количество строк и столбцов</text:span><text:span text:style-name="T22">.</text:span></text:p>
          <text:p text:style-name="P81"><text:soft-page-break/>Выходные данные: <text:span text:style-name="T27">код возврата, заполненная стандартная матрица.</text:span></text:p>
        </text:list-item>
        <text:list-item>
          <text:p text:style-name="P53"><text:span text:style-name="T27">size_t random_fill_std_matrix(std_matrix *matrix, const int percentage)</text:span>;</text:p>
          <text:p text:style-name="P81">Описание: функци<text:span text:style-name="T27">я заполняет стандартную матрицу в псевдослучайном порядке случайными числами</text:span><text:span text:style-name="T22">.</text:span></text:p>
          <text:p text:style-name="P81">Входные данные: экземпляр <text:span text:style-name="T22">структуры </text:span><text:span text:style-name="T27">std_matrix, переданный по указателю, процент заполнения матрицы</text:span><text:span text:style-name="T22">.</text:span></text:p>
          <text:p text:style-name="P81">Выходные данные: <text:span text:style-name="T27">код возврата</text:span><text:span text:style-name="T22">.</text:span></text:p>
        </text:list-item>
        <text:list-item>
          <text:p text:style-name="P53"><text:span text:style-name="T28">size_t std_matrix_handler(std_matrix *matrix)</text:span>;</text:p>
          <text:p text:style-name="P82">Описание: функция <text:span text:style-name="T28">осуществляет обработку стандартной двумерной матрицы</text:span><text:span text:style-name="T22">.</text:span></text:p>
          <text:p text:style-name="P82">Входные данные: экземпляр <text:span text:style-name="T28">структуры std_matrix, переданный по указателю</text:span><text:span text:style-name="T22">.</text:span></text:p>
          <text:p text:style-name="P82">Выходные данные: <text:span text:style-name="T28">код возврата, подготовленная к умножению матрица</text:span><text:span text:style-name="T22">.</text:span></text:p>
        </text:list-item>
        <text:list-item>
          <text:p text:style-name="P55"><text:span text:style-name="T29">size_t sparse_mult(sparse_matrix sparse_matr, sparse_matrix sparse_row, sparse_matrix *row_res, unsigned int cols)</text:span>;</text:p>
          <text:p text:style-name="P82">Описание: функция <text:span text:style-name="T29">осу</text:span><text:span text:style-name="T30">ществляет умножение разреженных вектора-строки и матрицы</text:span>.</text:p>
          <text:p text:style-name="P82">Входные данные: <text:span text:style-name="T30">разреженная матрица, разреженный вектор-строка, итоговый разреженный вектор-строка, переданный по указателю, количество столбцов</text:span><text:span text:style-name="T22">.</text:span></text:p>
          <text:p text:style-name="P81">Выходные данные: <text:span text:style-name="T30">код возврата, вектор-строка — результат умножения</text:span><text:span text:style-name="T22">.</text:span></text:p>
        </text:list-item>
        <text:list-item>
          <text:p text:style-name="P55"><text:span text:style-name="T30">size_t std_matrix_mult(std_matrix matr, std_matrix row, std_matrix *res_row)</text:span>;</text:p>
        </text:list-item>
      </text:list>
      <text:p text:style-name="P31"><text:tab/>Описание: функция <text:span text:style-name="T30">осуществляет умножение вектора-строки и стандартной <text:tab/>матрицы.</text:span></text:p>
      <text:p text:style-name="P31"><text:tab/>Входные данные: <text:span text:style-name="T30">стандартная матрица, вектор-строка и вектор-строка — результат <text:tab/>умножения</text:span><text:span text:style-name="T22">.</text:span></text:p>
      <text:p text:style-name="P93"><text:span text:style-name="T18"><text:tab/></text:span><text:span text:style-name="T22">Выходные </text:span><text:span text:style-name="T18">данные: </text:span><text:span text:style-name="T30">результат умножения</text:span><text:span text:style-name="T22">.</text:span></text:p>
      <text:h text:style-name="P30" text:outline-level="1"><text:bookmark-start text:name="__RefHeading___Toc4262_3479105423"/>Набор тестовых случаев<text:bookmark-end text:name="__RefHeading___Toc4262_347910542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7">№</text:p>
          </table:table-cell>
          <table:table-cell table:style-name="Таблица3.A1" office:value-type="string">
            <text:p text:style-name="P38">Ситуация</text:p>
          </table:table-cell>
          <table:table-cell table:style-name="Таблица3.A1" office:value-type="string">
            <text:p text:style-name="P47">Входные данные</text:p>
          </table:table-cell>
          <table:table-cell table:style-name="Таблица3.D1" office:value-type="string">
            <text:p text:style-name="P38">Результат</text:p>
          </table:table-cell>
        </table:table-row>
        <table:table-row table:style-name="Таблица3.1">
          <table:table-cell table:style-name="Таблица3.A2" office:value-type="string">
            <text:p text:style-name="P37">1</text:p>
          </table:table-cell>
          <table:table-cell table:style-name="Таблица3.A2" office:value-type="string">
            <text:p text:style-name="P39">Введен<text:span text:style-name="T30">ы некорректные данные.</text:span></text:p>
          </table:table-cell>
          <table:table-cell table:style-name="Таблица3.A2" office:value-type="string">
            <text:p text:style-name="P102">ау</text:p>
          </table:table-cell>
          <table:table-cell table:style-name="Таблица3.D2" office:value-type="string">
            <text:p text:style-name="P46">Н<text:span text:style-name="T31">екорректный ввод.</text:span></text:p>
          </table:table-cell>
        </table:table-row>
        <table:table-row table:style-name="Таблица3.1">
          <table:table-cell table:style-name="Таблица3.A2" office:value-type="string">
            <text:p text:style-name="P37">2</text:p>
          </table:table-cell>
          <table:table-cell table:style-name="Таблица3.A2" office:value-type="string">
            <text:p text:style-name="P103">Отрицательное количество строк матрицы.</text:p>
          </table:table-cell>
          <table:table-cell table:style-name="Таблица3.A2" office:value-type="string">
            <text:p text:style-name="P34">-<text:span text:style-name="T31">3 <text:s/>3</text:span></text:p>
          </table:table-cell>
          <table:table-cell table:style-name="Таблица3.D2" office:value-type="string">
            <text:p text:style-name="P84">Не<text:span text:style-name="T31">корректный ввод.</text:span></text:p>
          </table:table-cell>
        </table:table-row>
        <table:table-row table:style-name="Таблица3.1">
          <table:table-cell table:style-name="Таблица3.A2" office:value-type="string">
            <text:p text:style-name="P37">3</text:p>
          </table:table-cell>
          <table:table-cell table:style-name="Таблица3.A2" office:value-type="string">
            <text:p text:style-name="P103">Отрицательное количество столбцов <text:soft-page-break/>матрицы.</text:p>
          </table:table-cell>
          <table:table-cell table:style-name="Таблица3.A2" office:value-type="string">
            <text:p text:style-name="P104">3 -3</text:p>
          </table:table-cell>
          <table:table-cell table:style-name="Таблица3.D2" office:value-type="string">
            <text:p text:style-name="P45">Не<text:span text:style-name="T31">корректный </text:span><text:soft-page-break/><text:span text:style-name="T31">ввод.</text:span></text:p>
          </table:table-cell>
        </table:table-row>
        <table:table-row table:style-name="Таблица3.1">
          <table:table-cell table:style-name="Таблица3.A2" office:value-type="string">
            <text:p text:style-name="P37">4</text:p>
          </table:table-cell>
          <table:table-cell table:style-name="Таблица3.A2" office:value-type="string">
            <text:p text:style-name="P103">Недопустимый символ в записи количества строк.</text:p>
          </table:table-cell>
          <table:table-cell table:style-name="Таблица3.A2" office:value-type="string">
            <text:p text:style-name="P104">Fd 3</text:p>
          </table:table-cell>
          <table:table-cell table:style-name="Таблица3.D2" office:value-type="string">
            <text:p text:style-name="P94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5</text:p>
          </table:table-cell>
          <table:table-cell table:style-name="Таблица3.A2" office:value-type="string">
            <text:p text:style-name="P103">Ввод несуществующей команды.</text:p>
          </table:table-cell>
          <table:table-cell table:style-name="Таблица3.A2" office:value-type="string">
            <text:p text:style-name="P104">5</text:p>
          </table:table-cell>
          <table:table-cell table:style-name="Таблица3.D2" office:value-type="string">
            <text:p text:style-name="P94">Такой команды не существует!</text:p>
          </table:table-cell>
        </table:table-row>
        <table:table-row table:style-name="Таблица3.1">
          <table:table-cell table:style-name="Таблица3.A2" office:value-type="string">
            <text:p text:style-name="P37">6</text:p>
          </table:table-cell>
          <table:table-cell table:style-name="Таблица3.A2" office:value-type="string">
            <text:p text:style-name="P103">Недопустимый символ в записи количества столбцов.</text:p>
          </table:table-cell>
          <table:table-cell table:style-name="Таблица3.A2" office:value-type="string">
            <text:p text:style-name="P104">4 fd</text:p>
          </table:table-cell>
          <table:table-cell table:style-name="Таблица3.D2" office:value-type="string">
            <text:p text:style-name="P95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7</text:p>
          </table:table-cell>
          <table:table-cell table:style-name="Таблица3.A2" office:value-type="string">
            <text:p text:style-name="P103">Неверный метод заполнения (число больше 2 или меньше 1).</text:p>
          </table:table-cell>
          <table:table-cell table:style-name="Таблица3.A2" office:value-type="string">
            <text:p text:style-name="P104">3</text:p>
          </table:table-cell>
          <table:table-cell table:style-name="Таблица3.D2" office:value-type="string">
            <text:p text:style-name="P86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8</text:p>
          </table:table-cell>
          <table:table-cell table:style-name="Таблица3.A2" office:value-type="string">
            <text:p text:style-name="P103">Буквенное выражение в методе заполнения.</text:p>
          </table:table-cell>
          <table:table-cell table:style-name="Таблица3.A2" office:value-type="string">
            <text:p text:style-name="P104">fdsf</text:p>
          </table:table-cell>
          <table:table-cell table:style-name="Таблица3.D2" office:value-type="string">
            <text:p text:style-name="P86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9</text:p>
          </table:table-cell>
          <table:table-cell table:style-name="Таблица3.A2" office:value-type="string">
            <text:p text:style-name="P103">Недопустимые символы при заполнении матрицы.</text:p>
          </table:table-cell>
          <table:table-cell table:style-name="Таблица3.A2" office:value-type="string">
            <text:p text:style-name="P104">23 fd 3</text:p>
          </table:table-cell>
          <table:table-cell table:style-name="Таблица3.D2" office:value-type="string">
            <text:p text:style-name="P86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10</text:p>
          </table:table-cell>
          <table:table-cell table:style-name="Таблица3.A2" office:value-type="string">
            <text:p text:style-name="P105">Неверный процент заполнения матрицы.</text:p>
          </table:table-cell>
          <table:table-cell table:style-name="Таблица3.A2" office:value-type="string">
            <text:p text:style-name="P104">101</text:p>
          </table:table-cell>
          <table:table-cell table:style-name="Таблица3.D2" office:value-type="string">
            <text:p text:style-name="P86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11</text:p>
          </table:table-cell>
          <table:table-cell table:style-name="Таблица3.A2" office:value-type="string">
            <text:p text:style-name="P103">Невозможность выделить целое число, большее 0, в зависимости от процента зполнения.</text:p>
          </table:table-cell>
          <table:table-cell table:style-name="Таблица3.A2" office:value-type="string">
            <text:p text:style-name="P104">20 (при максимальном количестве ненулевых элементов 3)</text:p>
          </table:table-cell>
          <table:table-cell table:style-name="Таблица3.D2" office:value-type="string">
            <text:p text:style-name="P86">Неверный ввод.</text:p>
          </table:table-cell>
        </table:table-row>
        <table:table-row table:style-name="Таблица3.1">
          <table:table-cell table:style-name="Таблица3.A2" office:value-type="string">
            <text:p text:style-name="P37">12</text:p>
          </table:table-cell>
          <table:table-cell table:style-name="Таблица3.A2" office:value-type="string">
            <text:p text:style-name="P103">Случайное заполнение матриц и их умножение <text:span text:style-name="T32">(</text:span><text:span text:style-name="T33">1</text:span><text:span text:style-name="T32">х</text:span><text:span text:style-name="T33">3</text:span><text:span text:style-name="T32"> * 3х3)</text:span>.</text:p>
          </table:table-cell>
          <table:table-cell table:style-name="Таблица3.A2" office:value-type="string">
            <text:p text:style-name="P109">ROW</text:p>
            <text:p text:style-name="P109">0 -14 0</text:p>
            <text:p text:style-name="P109"/>
            <text:p text:style-name="P108">MATRIX</text:p>
            <text:p text:style-name="P108">-12 19 -65 </text:p>
            <text:p text:style-name="P108">0 -87 0 </text:p>
            <text:p text:style-name="P108">-93 0 0 </text:p>
          </table:table-cell>
          <table:table-cell table:style-name="Таблица3.D2" office:value-type="string">
            <text:p text:style-name="P85">0 1218 0 </text:p>
          </table:table-cell>
        </table:table-row>
        <table:table-row table:style-name="Таблица3.1">
          <table:table-cell table:style-name="Таблица3.A2" office:value-type="string">
            <text:p text:style-name="P37">13</text:p>
          </table:table-cell>
          <table:table-cell table:style-name="Таблица3.A2" office:value-type="string">
            <text:p text:style-name="P106">Случайное заполнение матриц и их умножение <text:span text:style-name="T32">(</text:span><text:span text:style-name="T33">1</text:span><text:span text:style-name="T32">х</text:span><text:span text:style-name="T33">6</text:span><text:span text:style-name="T32"> * 6х6)</text:span>.</text:p>
          </table:table-cell>
          <table:table-cell table:style-name="Таблица3.A2" office:value-type="string">
            <text:p text:style-name="P112">ROW</text:p>
            <text:p text:style-name="P112">0 0 0 0 26 51</text:p>
            <text:p text:style-name="P112"/>
            <text:p text:style-name="P112">MATRIX</text:p>
            <text:p text:style-name="P112">0 -63 9 -19 0 -21 </text:p>
            <text:p text:style-name="P112">78 44 0 78 -46 72 </text:p>
            <text:p text:style-name="P112">0 0 14 0 0 0 </text:p>
            <text:p text:style-name="P112">0 0 -41 20 45 86 </text:p>
            <text:p text:style-name="P112">0 -5 0 0 0 0 </text:p>
            <text:p text:style-name="P112">-22 0 5 0 0 0 </text:p>
          </table:table-cell>
          <table:table-cell table:style-name="Таблица3.D2" office:value-type="string">
            <text:p text:style-name="P43">-408 1584 -2069 684 1060 3635 </text:p>
          </table:table-cell>
        </table:table-row>
        <table:table-row table:style-name="Таблица3.1">
          <table:table-cell table:style-name="Таблица3.A2" office:value-type="string">
            <text:p text:style-name="P37">14</text:p>
          </table:table-cell>
          <table:table-cell table:style-name="Таблица3.A2" office:value-type="string">
            <text:p text:style-name="P107">Случайное заполнение матриц и их умножение <text:span text:style-name="T32">(</text:span><text:span text:style-name="T33">1</text:span><text:span text:style-name="T32">х</text:span><text:span text:style-name="T33">3</text:span><text:span text:style-name="T32"> * </text:span><text:span text:style-name="T33">3</text:span><text:span text:style-name="T32">х</text:span><text:span text:style-name="T33">4</text:span><text:span text:style-name="T32">)</text:span>.</text:p>
          </table:table-cell>
          <table:table-cell table:style-name="Таблица3.A2" office:value-type="string">
            <text:p text:style-name="P111">ROW</text:p>
            <text:p text:style-name="P111">20 97 -4 </text:p>
            <text:p text:style-name="P111"/>
            <text:p text:style-name="P108">MATRIX</text:p>
            <text:p text:style-name="P108">-7 55 0 0 </text:p>
            <text:p text:style-name="P108">-85 6 -81 -60 </text:p>
            <text:p text:style-name="P108">0 -64 0 0 </text:p>
          </table:table-cell>
          <table:table-cell table:style-name="Таблица3.D2" office:value-type="string">
            <text:p text:style-name="P110">-8117 1938 -7857 </text:p>
          </table:table-cell>
        </table:table-row>
        <table:table-row table:style-name="Таблица3.1">
          <table:table-cell table:style-name="Таблица3.A2" office:value-type="string">
            <text:p text:style-name="P40">15</text:p>
          </table:table-cell>
          <table:table-cell table:style-name="Таблица3.A2" office:value-type="string">
            <text:p text:style-name="P107">Случайное заполнение матриц и их <text:soft-page-break/>умножение <text:span text:style-name="T32">(</text:span><text:span text:style-name="T33">1</text:span><text:span text:style-name="T32">х</text:span><text:span text:style-name="T33">10</text:span><text:span text:style-name="T32"> * </text:span><text:span text:style-name="T33">10</text:span><text:span text:style-name="T32">х</text:span><text:span text:style-name="T33">15</text:span><text:span text:style-name="T32">)</text:span>.</text:p>
          </table:table-cell>
          <table:table-cell table:style-name="Таблица3.A2" office:value-type="string">
            <text:p text:style-name="P44">Asia surfing</text:p>
          </table:table-cell>
          <table:table-cell table:style-name="Таблица3.D2" office:value-type="string">
            <text:p text:style-name="P43">5652 0 75 1947 <text:soft-page-break/>4443 1155 4098 1254 2214 2184 130513 0 0 0 0</text:p>
          </table:table-cell>
        </table:table-row>
      </table:table>
      <text:p text:style-name="Standard"/>
      <text:h text:style-name="P42" text:outline-level="2"><text:bookmark-start text:name="__RefHeading___Toc2046_3033339725"/>Сравнение скорости работы и объема данных<text:bookmark-end text:name="__RefHeading___Toc2046_3033339725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13">Размер матрицы</text:p>
          </table:table-cell>
          <table:table-cell table:style-name="Таблица4.A1" office:value-type="string">
            <text:p text:style-name="P120">Заполненность</text:p>
          </table:table-cell>
          <table:table-cell table:style-name="Таблица4.A1" office:value-type="string">
            <text:p text:style-name="P113">Разреженная матрица</text:p>
          </table:table-cell>
          <table:table-cell table:style-name="Таблица4.D1" office:value-type="string">
            <text:p text:style-name="P113">Стандартная матрица</text:p>
          </table:table-cell>
        </table:table-row>
        <table:table-row>
          <table:table-cell table:style-name="Таблица4.A2" table:number-rows-spanned="4" office:value-type="string">
            <text:p text:style-name="P113">10х10</text:p>
          </table:table-cell>
          <table:table-cell table:style-name="Таблица4.A2" office:value-type="string">
            <text:p text:style-name="P113">25%</text:p>
          </table:table-cell>
          <table:table-cell table:style-name="Таблица4.A2" office:value-type="string">
            <text:p text:style-name="P113">0.00072</text:p>
          </table:table-cell>
          <table:table-cell table:style-name="Таблица4.D2" office:value-type="string">
            <text:p text:style-name="P113">0.00112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50%</text:p>
          </table:table-cell>
          <table:table-cell table:style-name="Таблица4.A2" office:value-type="string">
            <text:p text:style-name="P113">0.00093</text:p>
          </table:table-cell>
          <table:table-cell table:style-name="Таблица4.D2" office:value-type="string">
            <text:p text:style-name="P113">0.00096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75%</text:p>
          </table:table-cell>
          <table:table-cell table:style-name="Таблица4.A2" office:value-type="string">
            <text:p text:style-name="P113">0.00106</text:p>
          </table:table-cell>
          <table:table-cell table:style-name="Таблица4.D2" office:value-type="string">
            <text:p text:style-name="P113">0.00088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100%</text:p>
          </table:table-cell>
          <table:table-cell table:style-name="Таблица4.A2" office:value-type="string">
            <text:p text:style-name="P113">0.00105</text:p>
          </table:table-cell>
          <table:table-cell table:style-name="Таблица4.D2" office:value-type="string">
            <text:p text:style-name="P113">0.00083</text:p>
          </table:table-cell>
        </table:table-row>
        <table:table-row>
          <table:table-cell table:style-name="Таблица4.A2" table:number-rows-spanned="4" office:value-type="string">
            <text:p text:style-name="P113">100х100</text:p>
          </table:table-cell>
          <table:table-cell table:style-name="Таблица4.A2" office:value-type="string">
            <text:p text:style-name="P113">5%</text:p>
          </table:table-cell>
          <table:table-cell table:style-name="Таблица4.A2" office:value-type="string">
            <text:p text:style-name="P113">0.00131</text:p>
          </table:table-cell>
          <table:table-cell table:style-name="Таблица4.D2" office:value-type="string">
            <text:p text:style-name="P113">0.0511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25%</text:p>
          </table:table-cell>
          <table:table-cell table:style-name="Таблица4.A2" office:value-type="string">
            <text:p text:style-name="P113">0.00433</text:p>
          </table:table-cell>
          <table:table-cell table:style-name="Таблица4.D2" office:value-type="string">
            <text:p text:style-name="P113">0.05122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50%</text:p>
          </table:table-cell>
          <table:table-cell table:style-name="Таблица4.A2" office:value-type="string">
            <text:p text:style-name="P113">0.01403</text:p>
          </table:table-cell>
          <table:table-cell table:style-name="Таблица4.D2" office:value-type="string">
            <text:p text:style-name="P113">0.0511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100%</text:p>
          </table:table-cell>
          <table:table-cell table:style-name="Таблица4.A2" office:value-type="string">
            <text:p text:style-name="P113">0.04743</text:p>
          </table:table-cell>
          <table:table-cell table:style-name="Таблица4.D2" office:value-type="string">
            <text:p text:style-name="P113">0.0513</text:p>
          </table:table-cell>
        </table:table-row>
        <table:table-row>
          <table:table-cell table:style-name="Таблица4.A2" table:number-rows-spanned="5" office:value-type="string">
            <text:p text:style-name="P113">1000х1000</text:p>
          </table:table-cell>
          <table:table-cell table:style-name="Таблица4.A2" office:value-type="string">
            <text:p text:style-name="P113">5%</text:p>
          </table:table-cell>
          <table:table-cell table:style-name="Таблица4.A2" office:value-type="string">
            <text:p text:style-name="P114">0.02</text:p>
          </table:table-cell>
          <table:table-cell table:style-name="Таблица4.D2" office:value-type="string">
            <text:p text:style-name="P114">5.3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25%</text:p>
          </table:table-cell>
          <table:table-cell table:style-name="Таблица4.A2" office:value-type="string">
            <text:p text:style-name="P114">0.31</text:p>
          </table:table-cell>
          <table:table-cell table:style-name="Таблица4.D2" office:value-type="string">
            <text:p text:style-name="P114">5.04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50%</text:p>
          </table:table-cell>
          <table:table-cell table:style-name="Таблица4.A2" office:value-type="string">
            <text:p text:style-name="P114">1.2</text:p>
          </table:table-cell>
          <table:table-cell table:style-name="Таблица4.D2" office:value-type="string">
            <text:p text:style-name="P114">5.85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75%</text:p>
          </table:table-cell>
          <table:table-cell table:style-name="Таблица4.A2" office:value-type="string">
            <text:p text:style-name="P114">1.93</text:p>
          </table:table-cell>
          <table:table-cell table:style-name="Таблица4.D2" office:value-type="string">
            <text:p text:style-name="P114">5.6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3">100%</text:p>
          </table:table-cell>
          <table:table-cell table:style-name="Таблица4.A2" office:value-type="string">
            <text:p text:style-name="P114"><text:span text:style-name="T35">4</text:span>.02</text:p>
          </table:table-cell>
          <table:table-cell table:style-name="Таблица4.D2" office:value-type="string">
            <text:p text:style-name="P114">5.92</text:p>
          </table:table-cell>
        </table:table-row>
      </table:table>
      <text:p text:style-name="Table">Таблица <text:sequence text:ref-name="refTable0" text:name="Table" text:formula="ooow:Table+1" style:num-format="1">1</text:sequence>.Сравнение скорости работы алгоритмов <text:span text:style-name="T34">умножения для разреженной и стандартной матриц</text:span>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>
          <table:table-cell table:style-name="Таблица5.A1" office:value-type="string">
            <text:p text:style-name="P115">Размер матрицы</text:p>
          </table:table-cell>
          <table:table-cell table:style-name="Таблица5.A1" office:value-type="string">
            <text:p text:style-name="P120">Заполненность</text:p>
          </table:table-cell>
          <table:table-cell table:style-name="Таблица5.A1" office:value-type="string">
            <text:p text:style-name="P115">Разреженная матрица</text:p>
          </table:table-cell>
          <table:table-cell table:style-name="Таблица5.D1" office:value-type="string">
            <text:p text:style-name="P115">Стандартная матрицы</text:p>
          </table:table-cell>
        </table:table-row>
        <table:table-row>
          <table:table-cell table:style-name="Таблица5.A2" table:number-rows-spanned="4" office:value-type="string">
            <text:p text:style-name="P115">10х10</text:p>
          </table:table-cell>
          <table:table-cell table:style-name="Таблица5.A2" office:value-type="string">
            <text:p text:style-name="P115">25%</text:p>
          </table:table-cell>
          <table:table-cell table:style-name="Таблица5.A2" office:value-type="string">
            <text:p text:style-name="P115">284</text:p>
          </table:table-cell>
          <table:table-cell table:style-name="Таблица5.D2" table:number-rows-spanned="4" office:value-type="string">
            <text:p text:style-name="P115">504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115">50%</text:p>
          </table:table-cell>
          <table:table-cell table:style-name="Таблица5.A2" office:value-type="string">
            <text:p text:style-name="P115">548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75%</text:p>
          </table:table-cell>
          <table:table-cell table:style-name="Таблица5.A2" office:value-type="string">
            <text:p text:style-name="P115">772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100%</text:p>
          </table:table-cell>
          <table:table-cell table:style-name="Таблица5.A2" office:value-type="string">
            <text:p text:style-name="P115">996</text:p>
          </table:table-cell>
          <table:covered-table-cell table:style-name="Таблица5.D2"/>
        </table:table-row>
        <table:table-row>
          <table:table-cell table:style-name="Таблица5.A2" table:number-rows-spanned="4" office:value-type="string">
            <text:p text:style-name="P115">100х100</text:p>
          </table:table-cell>
          <table:table-cell table:style-name="Таблица5.A2" office:value-type="string">
            <text:p text:style-name="P115">5%</text:p>
          </table:table-cell>
          <table:table-cell table:style-name="Таблица5.A2" office:value-type="string">
            <text:p text:style-name="P115">4 252</text:p>
          </table:table-cell>
          <table:table-cell table:style-name="Таблица5.D2" table:number-rows-spanned="4" office:value-type="string">
            <text:p text:style-name="P115">40 824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115">25%</text:p>
          </table:table-cell>
          <table:table-cell table:style-name="Таблица5.A2" office:value-type="string">
            <text:p text:style-name="P115">21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50%</text:p>
          </table:table-cell>
          <table:table-cell table:style-name="Таблица5.A2" office:value-type="string">
            <text:p text:style-name="P115">41 2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100%</text:p>
          </table:table-cell>
          <table:table-cell table:style-name="Таблица5.A2" office:value-type="string">
            <text:p text:style-name="P115">81 636</text:p>
          </table:table-cell>
          <table:covered-table-cell table:style-name="Таблица5.D2"/>
        </table:table-row>
        <table:table-row>
          <table:table-cell table:style-name="Таблица5.A2" table:number-rows-spanned="5" office:value-type="string">
            <text:p text:style-name="P115">1000х1000</text:p>
          </table:table-cell>
          <table:table-cell table:style-name="Таблица5.A2" office:value-type="string">
            <text:p text:style-name="P115">5%</text:p>
          </table:table-cell>
          <table:table-cell table:style-name="Таблица5.A2" office:value-type="string">
            <text:p text:style-name="P115">407 772</text:p>
          </table:table-cell>
          <table:table-cell table:style-name="Таблица5.D2" table:number-rows-spanned="5" office:value-type="string">
            <text:p text:style-name="P115">4 008 024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115">25%</text:p>
          </table:table-cell>
          <table:table-cell table:style-name="Таблица5.A2" office:value-type="string">
            <text:p text:style-name="P115">2 010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50%</text:p>
          </table:table-cell>
          <table:table-cell table:style-name="Таблица5.A2" office:value-type="string">
            <text:p text:style-name="P115">4 012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75%</text:p>
          </table:table-cell>
          <table:table-cell table:style-name="Таблица5.A2" office:value-type="string">
            <text:p text:style-name="P115">8 024 032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5">100%</text:p>
          </table:table-cell>
          <table:table-cell table:style-name="Таблица5.A2" office:value-type="string">
            <text:p text:style-name="P118">20 064 036</text:p>
          </table:table-cell>
          <table:covered-table-cell table:style-name="Таблица5.D2"/>
        </table:table-row>
      </table:table>
      <text:p text:style-name="P101">Таблица <text:sequence text:ref-name="refTable1" text:name="Table" text:formula="ooow:Table+1" style:num-format="1">2</text:sequence>.Сравнение объема данных для алгоритмов <text:span text:style-name="T34">умножения для разреженной и стандартной матриц</text:span>.</text:p>
      <text:h text:style-name="P42" text:outline-level="2"/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/>
        <text:soft-page-break/>
        <table:table-row>
          <table:table-cell table:style-name="Таблица6.A1" office:value-type="string">
            <text:p text:style-name="P119">Размер матрицы</text:p>
          </table:table-cell>
          <table:table-cell table:style-name="Таблица6.A1" office:value-type="string">
            <text:p text:style-name="P120">Заполненность</text:p>
          </table:table-cell>
          <table:table-cell table:style-name="Таблица6.A1" office:value-type="string">
            <text:p text:style-name="P49">Преимущество <text:span text:style-name="T34">по скорости выполнения операции умножения для разреженной матрицы</text:span>, %</text:p>
          </table:table-cell>
          <table:table-cell table:style-name="Таблица6.A1" office:value-type="string">
            <text:p text:style-name="P49"><text:span text:style-name="T35">Дополнительные затраты памяти при использовании алгоритма умножения разреженных матриц</text:span>, <text:span text:style-name="T35">байт</text:span></text:p>
          </table:table-cell>
          <table:table-cell table:style-name="Таблица6.E1" office:value-type="string">
            <text:p text:style-name="P117"><text:span text:style-name="T35">Дополнительные затраты памяти при использовании алгоритма умножения разреженных матриц</text:span>, %</text:p>
          </table:table-cell>
        </table:table-row>
        <table:table-row>
          <table:table-cell table:style-name="Таблица6.A2" table:number-rows-spanned="4" office:value-type="string">
            <text:p text:style-name="P119">10х10</text:p>
          </table:table-cell>
          <table:table-cell table:style-name="Таблица6.A2" office:value-type="string">
            <text:p text:style-name="P119">25%</text:p>
          </table:table-cell>
          <table:table-cell table:style-name="Таблица6.A2" office:value-type="string">
            <text:p text:style-name="P120">55</text:p>
          </table:table-cell>
          <table:table-cell table:style-name="Таблица6.A2" office:value-type="string">
            <text:p text:style-name="P120">-220</text:p>
          </table:table-cell>
          <table:table-cell table:style-name="Таблица6.E2" office:value-type="string">
            <text:p text:style-name="P49">-<text:span text:style-name="T35">43,6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50%</text:p>
          </table:table-cell>
          <table:table-cell table:style-name="Таблица6.A2" office:value-type="string">
            <text:p text:style-name="P120">3,2</text:p>
          </table:table-cell>
          <table:table-cell table:style-name="Таблица6.A2" office:value-type="string">
            <text:p text:style-name="P120">40</text:p>
          </table:table-cell>
          <table:table-cell table:style-name="Таблица6.E2" office:value-type="string">
            <text:p text:style-name="P120">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75%</text:p>
          </table:table-cell>
          <table:table-cell table:style-name="Таблица6.A2" office:value-type="string">
            <text:p text:style-name="P49">-<text:span text:style-name="T35">17</text:span></text:p>
          </table:table-cell>
          <table:table-cell table:style-name="Таблица6.A2" office:value-type="string">
            <text:p text:style-name="P120">268</text:p>
          </table:table-cell>
          <table:table-cell table:style-name="Таблица6.E2" office:value-type="string">
            <text:p text:style-name="P120">52,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100%</text:p>
          </table:table-cell>
          <table:table-cell table:style-name="Таблица6.A2" office:value-type="string">
            <text:p text:style-name="P49">-<text:span text:style-name="T35">21</text:span></text:p>
          </table:table-cell>
          <table:table-cell table:style-name="Таблица6.A2" office:value-type="string">
            <text:p text:style-name="P120">492</text:p>
          </table:table-cell>
          <table:table-cell table:style-name="Таблица6.E2" office:value-type="string">
            <text:p text:style-name="P120">98</text:p>
          </table:table-cell>
        </table:table-row>
        <table:table-row>
          <table:table-cell table:style-name="Таблица6.A2" table:number-rows-spanned="4" office:value-type="string">
            <text:p text:style-name="P119">100х100</text:p>
          </table:table-cell>
          <table:table-cell table:style-name="Таблица6.A2" office:value-type="string">
            <text:p text:style-name="P119">5%</text:p>
          </table:table-cell>
          <table:table-cell table:style-name="Таблица6.A2" office:value-type="string">
            <text:p text:style-name="P120">3 800</text:p>
          </table:table-cell>
          <table:table-cell table:style-name="Таблица6.A2" office:value-type="string">
            <text:p text:style-name="P49">-<text:span text:style-name="T35">36 572</text:span></text:p>
          </table:table-cell>
          <table:table-cell table:style-name="Таблица6.E2" office:value-type="string">
            <text:p text:style-name="P49">-<text:span text:style-name="T35">89,6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25%</text:p>
          </table:table-cell>
          <table:table-cell table:style-name="Таблица6.A2" office:value-type="string">
            <text:p text:style-name="P120">1 083</text:p>
          </table:table-cell>
          <table:table-cell table:style-name="Таблица6.A2" office:value-type="string">
            <text:p text:style-name="P49">-<text:span text:style-name="T35">19 788</text:span></text:p>
          </table:table-cell>
          <table:table-cell table:style-name="Таблица6.E2" office:value-type="string">
            <text:p text:style-name="P49">-<text:span text:style-name="T35">48,4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50%</text:p>
          </table:table-cell>
          <table:table-cell table:style-name="Таблица6.A2" office:value-type="string">
            <text:p text:style-name="P120">264</text:p>
          </table:table-cell>
          <table:table-cell table:style-name="Таблица6.A2" office:value-type="string">
            <text:p text:style-name="P120">412</text:p>
          </table:table-cell>
          <table:table-cell table:style-name="Таблица6.E2" office:value-type="string">
            <text:p text:style-name="P120">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100%</text:p>
          </table:table-cell>
          <table:table-cell table:style-name="Таблица6.A2" office:value-type="string">
            <text:p text:style-name="P120">8</text:p>
          </table:table-cell>
          <table:table-cell table:style-name="Таблица6.A2" office:value-type="string">
            <text:p text:style-name="P120">40 812</text:p>
          </table:table-cell>
          <table:table-cell table:style-name="Таблица6.E2" office:value-type="string">
            <text:p text:style-name="P120">100</text:p>
          </table:table-cell>
        </table:table-row>
        <table:table-row>
          <table:table-cell table:style-name="Таблица6.A2" table:number-rows-spanned="5" office:value-type="string">
            <text:p text:style-name="P119">1000х1000</text:p>
          </table:table-cell>
          <table:table-cell table:style-name="Таблица6.A2" office:value-type="string">
            <text:p text:style-name="P119">5%</text:p>
          </table:table-cell>
          <table:table-cell table:style-name="Таблица6.A2" office:value-type="string">
            <text:p text:style-name="P120">26 550</text:p>
          </table:table-cell>
          <table:table-cell table:style-name="Таблица6.A2" office:value-type="string">
            <text:p text:style-name="P49">-<text:span text:style-name="T35">3 600 252</text:span></text:p>
          </table:table-cell>
          <table:table-cell table:style-name="Таблица6.E2" office:value-type="string">
            <text:p text:style-name="P49">-<text:span text:style-name="T35">90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25%</text:p>
          </table:table-cell>
          <table:table-cell table:style-name="Таблица6.A2" office:value-type="string">
            <text:p text:style-name="P120">1 526</text:p>
          </table:table-cell>
          <table:table-cell table:style-name="Таблица6.A2" office:value-type="string">
            <text:p text:style-name="P120">-1 997 988</text:p>
          </table:table-cell>
          <table:table-cell table:style-name="Таблица6.E2" office:value-type="string">
            <text:p text:style-name="P49">-<text:span text:style-name="T35">50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50%</text:p>
          </table:table-cell>
          <table:table-cell table:style-name="Таблица6.A2" office:value-type="string">
            <text:p text:style-name="P120">387,5</text:p>
          </table:table-cell>
          <table:table-cell table:style-name="Таблица6.A2" office:value-type="string">
            <text:p text:style-name="P120">4012</text:p>
          </table:table-cell>
          <table:table-cell table:style-name="Таблица6.E2" office:value-type="string">
            <text:p text:style-name="P120">0,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75%</text:p>
          </table:table-cell>
          <table:table-cell table:style-name="Таблица6.A2" office:value-type="string">
            <text:p text:style-name="P120">191,7</text:p>
          </table:table-cell>
          <table:table-cell table:style-name="Таблица6.A2" office:value-type="string">
            <text:p text:style-name="P120">4 016 008</text:p>
          </table:table-cell>
          <table:table-cell table:style-name="Таблица6.E2" office:value-type="string">
            <text:p text:style-name="P120">100,2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100%</text:p>
          </table:table-cell>
          <table:table-cell table:style-name="Таблица6.A2" office:value-type="string">
            <text:p text:style-name="P120">47</text:p>
          </table:table-cell>
          <table:table-cell table:style-name="Таблица6.A2" office:value-type="string">
            <text:p text:style-name="P120">16 056 012</text:p>
          </table:table-cell>
          <table:table-cell table:style-name="Таблица6.E2" office:value-type="string">
            <text:p text:style-name="P120">400</text:p>
          </table:table-cell>
        </table:table-row>
      </table:table>
      <text:p text:style-name="Table">Таблица <text:sequence text:ref-name="refTable2" text:name="Table" text:formula="ooow:Table+1" style:num-format="1">3</text:sequence>.Численное сравнение <text:span text:style-name="T35">алгоритмов умножения</text:span>.</text:p>
      <text:p text:style-name="P48">Таким образом, можно отчетливо заметить, <text:span text:style-name="T35">при высокой разреженности (малом количестве ненулевых элементов), скорость выполнения алгоритма умножения возрастает <text:s/>в сотни раз, при этом наблюдается экономия памяти. </text:span></text:p>
      <text:h text:style-name="P33" text:outline-level="2"><text:bookmark-start text:name="__RefHeading___Toc4264_3479105423"/>Выводы<text:bookmark-end text:name="__RefHeading___Toc4264_3479105423"/></text:h>
      <text:p text:style-name="P96">Проделав данную лабораторную работу, я <text:span text:style-name="T23">понял, что в ситуациях, </text:span><text:span text:style-name="T35">когда матрица достаточно сильно разрежена, необходимо использовать алгоритмы работы с разреженными матрицами. Следует отметить, что при разреженности, большей 50%, для умножения имеет смысл использовать алгоритм умножения разреженных матриц. В ином случае, программисту выгоднее и проще использовать стандартный алгоритм умножения матриц.</text:span></text:p>
      <text:h text:style-name="P32" text:outline-level="1"><text:bookmark-start text:name="__RefHeading___Toc4266_3479105423"/>Контрольные вопросы<text:bookmark-end text:name="__RefHeading___Toc4266_3479105423"/></text:h>
      <text:list xml:id="list3330571902" text:style-name="L10">
        <text:list-item>
          <text:p text:style-name="P122"><text:soft-page-break/>Что такое разреженная матрица, какие схемы хранения такие матриц Вы знаете?</text:p>
          <text:p text:style-name="P99"><text:span text:style-name="T11">Разреженной матрицей называется матрица, состоящая из сравнительно небольшого количества ненулевых элементов. По большей части такая матрица состоит из нулей.</text:span></text:p>
          <text:p text:style-name="P99"><text:span text:style-name="T11">Схемы хранения:</text:span></text:p>
        </text:list-item>
      </text:list>
      <text:list xml:id="list3120029771" text:style-name="L13">
        <text:list-item>
          <text:p text:style-name="P100"><text:span text:style-name="T11">связанная схема;</text:span></text:p>
        </text:list-item>
        <text:list-item>
          <text:p text:style-name="P100"><text:span text:style-name="T11">кольцевая связанная;</text:span></text:p>
        </text:list-item>
        <text:list-item>
          <text:p text:style-name="P100"><text:span text:style-name="T11">двунаправленные стеки и очереди;</text:span></text:p>
        </text:list-item>
        <text:list-item>
          <text:p text:style-name="P100"><text:span text:style-name="T11">диагональная схема;</text:span></text:p>
        </text:list-item>
        <text:list-item>
          <text:p text:style-name="P100"><text:span text:style-name="T11">строчная или столбцовая схемы.</text:span></text:p>
        </text:list-item>
      </text:list>
      <text:list xml:id="list11914236794957" text:continue-list="list3330571902" text:style-name="L10">
        <text:list-item>
          <text:p text:style-name="P122">Каким <text:span text:style-name="T36">образом и сколько памяти выделяется под хранение разреженной и обычной матрицы?</text:span></text:p>
        </text:list-item>
      </text:list>
      <text:p text:style-name="P97"><text:span text:style-name="T11"><text:tab/></text:span><text:span text:style-name="T12">Для хранения обычной матрицы необходимо выделить участок памяти, равный <text:tab/>произведению количества её элементов и размера типа элементов.</text:span></text:p>
      <text:p text:style-name="P98"><text:span text:style-name="T12"><text:tab/>Количество памяти, выделяемое под хранение разреженной матрицы, зависит от <text:tab/>схемы её хранения. В данном случае — сумма удвоенного произведения ненулевых <text:tab/>элементов на <text:tab/>размер типа данных этих элементов (массив ненулевых элементов и <text:tab/>массив с <text:tab/>номерами столбцов) и произведение количества строк + 1 на размер <text:tab/>элемента.</text:span></text:p>
      <text:list xml:id="list11915367481798" text:continue-numbering="true" text:style-name="L10">
        <text:list-item>
          <text:p text:style-name="P123">Каков принцип обработки разреженной матрицы?</text:p>
        </text:list-item>
      </text:list>
      <text:p text:style-name="P26"><text:tab/><text:span text:style-name="T36">В связи с тем, что главной особенностью разреженной матрицы является полное <text:tab/>отсутствие нулевых элементов, программисту необходимо работать исключительно <text:tab/>с ненулевыми элементами, однако формат представления не матрица, а некоторый <text:tab/>массив.</text:span></text:p>
      <text:list xml:id="list11913703347490" text:continue-numbering="true" text:style-name="L10">
        <text:list-item>
          <text:p text:style-name="P123">В каком случае для матриц эффективнее применять стандартные алгоритмы обработки матриц? От чего это зависит?</text:p>
          <text:p text:style-name="P65">Эффективнее для матриц использовать стандартные алгоритмы в том случае, когда в матрице находится небольшое количество нулевых элементов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Полужирный" style:font-family-generic="roman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style:contextual-spacing="false" fo:line-height="115%" fo:text-align="justify" style:justify-single-word="false" fo:orphans="2" fo:widows="2" style:page-number="auto" style:writing-mode="lr-tb"/>
      <style:text-properties style:font-name="Times New Roman2" fo:font-family="'Times New Roman'" style:font-style-name="Обычный" style:font-family-generic="roman" fo:font-size="12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529cm" fo:margin-bottom="0.071cm" style:contextual-spacing="false" fo:text-align="center" style:justify-single-word="false" style:page-number="auto"/>
      <style:text-properties fo:font-variant="small-caps" style:font-name="Times New Roman2" fo:font-family="'Times New Roman'" style:font-style-name="Обычный" style:font-family-generic="roman" fo:font-size="18pt" fo:letter-spacing="0.009cm" fo:language="en" fo:country="US" fo:font-weight="bold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fo:font-weight="bold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style-name="Обычный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no" style:family="paragraph" style:parent-style-name="Standard">
      <style:text-properties fo:color="#000000" loext:opacity="100%" style:font-name="Liberation Mono1" fo:font-family="'Liberation Mono'" style:font-style-name="Жирный" style:font-family-generic="modern" style:font-pitch="fixed" fo:font-size="10pt" fo:language="en" fo:country="US" fo:font-weight="bold" fo:background-color="transparent" style:font-size-asian="10pt" style:font-size-complex="10pt"/>
    </style:style>
    <style:style style:name="Вопросы" style:family="paragraph" style:parent-style-name="Standard">
      <style:text-properties fo:font-weight="bold" officeooo:rsid="00488846"/>
    </style:style>
    <style:style style:name="Table" style:family="paragraph" style:parent-style-name="Caption" style:class="extra"/>
    <style:style style:name="Листинг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2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93</meta:editing-cycles>
    <meta:print-date>2019-11-26T17:37:00</meta:print-date>
    <meta:creation-date>2018-12-20T06:53:00</meta:creation-date>
    <dc:date>2022-10-18T01:19:07.875669813</dc:date>
    <meta:editing-duration>P1DT20H42M46S</meta:editing-duration>
    <meta:generator>LibreOffice/7.4.2.3$Linux_X86_64 LibreOffice_project/22949782292d40bc0751a2b0b2cf40927460a4f8</meta:generator>
    <meta:document-statistic meta:table-count="6" meta:image-count="1" meta:object-count="0" meta:page-count="12" meta:paragraph-count="415" meta:word-count="1813" meta:character-count="13289" meta:non-whitespace-character-count="117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